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243000000277A63F7D04A284EE9.png" manifest:media-type="image/png"/>
  <manifest:file-entry manifest:full-path="Pictures/100000000000001500000017EAFF80DC363F2CF0.png" manifest:media-type="image/png"/>
  <manifest:file-entry manifest:full-path="Pictures/10000201000003F70000001FC652DD4CA4F8CD07.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2000000020A6BB2897B4B7679A.png" manifest:media-type="image/png"/>
  <manifest:file-entry manifest:full-path="Pictures/100002010000040600000024D694F27DCB26C977.png" manifest:media-type="image/png"/>
  <manifest:file-entry manifest:full-path="Pictures/100002010000034600000025EA268ED2ED7DBA35.png" manifest:media-type="image/png"/>
  <manifest:file-entry manifest:full-path="Pictures/100002000000000B0000000B70A9EE9903C9253B.gif" manifest:media-type="image/gif"/>
  <manifest:file-entry manifest:full-path="Pictures/1000020100000073000000E8C954F6199B5E9441.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20100000176000001F301D89B70A39CF1EE.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20000000020000000206284DE9C05FFED8F.png" manifest:media-type="image/png"/>
  <manifest:file-entry manifest:full-path="Pictures/10000201000001CF000001C8E890F0B1884DE3F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rsid="00525062"/>
    </style:style>
    <style:style style:name="P5" style:family="paragraph" style:parent-style-name="Text_20_body">
      <style:text-properties officeooo:paragraph-rsid="013c7044"/>
    </style:style>
    <style:style style:name="P6" style:family="paragraph" style:parent-style-name="Text_20_body">
      <style:text-properties officeooo:paragraph-rsid="013cbc1d"/>
    </style:style>
    <style:style style:name="P7" style:family="paragraph" style:parent-style-name="Text_20_body">
      <style:text-properties officeooo:paragraph-rsid="013f311a"/>
    </style:style>
    <style:style style:name="P8" style:family="paragraph" style:parent-style-name="Text_20_body">
      <style:text-properties officeooo:paragraph-rsid="01429e55"/>
    </style:style>
    <style:style style:name="P9" style:family="paragraph" style:parent-style-name="Text_20_body">
      <style:text-properties officeooo:paragraph-rsid="014b5318"/>
    </style:style>
    <style:style style:name="P10" style:family="paragraph" style:parent-style-name="Text_20_body">
      <style:text-properties officeooo:paragraph-rsid="014cf439"/>
    </style:style>
    <style:style style:name="P11" style:family="paragraph" style:parent-style-name="Text_20_body">
      <style:text-properties officeooo:rsid="0156bc7d" officeooo:paragraph-rsid="0156bc7d"/>
    </style:style>
    <style:style style:name="P12" style:family="paragraph" style:parent-style-name="Text_20_body">
      <style:text-properties officeooo:paragraph-rsid="015d9597"/>
    </style:style>
    <style:style style:name="P13" style:family="paragraph" style:parent-style-name="Text_20_body">
      <style:text-properties officeooo:paragraph-rsid="016e5e67"/>
    </style:style>
    <style:style style:name="P14" style:family="paragraph" style:parent-style-name="Text_20_body">
      <style:text-properties officeooo:paragraph-rsid="017a88e2"/>
    </style:style>
    <style:style style:name="P15" style:family="paragraph" style:parent-style-name="Table_20_Heading">
      <style:text-properties fo:font-size="10.5pt" officeooo:paragraph-rsid="00503430" style:font-size-asian="10.5pt" style:font-size-complex="10.5pt"/>
    </style:style>
    <style:style style:name="P16" style:family="paragraph" style:parent-style-name="Table_20_Contents">
      <style:text-properties officeooo:paragraph-rsid="00503430"/>
    </style:style>
    <style:style style:name="P17" style:family="paragraph" style:parent-style-name="Table_20_Contents">
      <style:text-properties officeooo:rsid="00503430"/>
    </style:style>
    <style:style style:name="P18" style:family="paragraph" style:parent-style-name="Table_20_Contents">
      <style:text-properties officeooo:rsid="01708dd5" officeooo:paragraph-rsid="01708dd5"/>
    </style:style>
    <style:style style:name="P19" style:family="paragraph" style:parent-style-name="Subtitle">
      <style:text-properties officeooo:paragraph-rsid="00503430"/>
    </style:style>
    <style:style style:name="P20"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1" style:family="paragraph" style:parent-style-name="Caption">
      <style:text-properties officeooo:paragraph-rsid="01346825"/>
    </style:style>
    <style:style style:name="P22" style:family="paragraph" style:parent-style-name="Caption">
      <style:text-properties officeooo:paragraph-rsid="014e0122"/>
    </style:style>
    <style:style style:name="P23" style:family="paragraph" style:parent-style-name="Text_20_Body_20_List_20_Intro">
      <style:text-properties officeooo:paragraph-rsid="013f311a"/>
    </style:style>
    <style:style style:name="P24" style:family="paragraph" style:parent-style-name="Text_20_Body_20_List_20_Intro">
      <style:text-properties officeooo:paragraph-rsid="01466196"/>
    </style:style>
    <style:style style:name="P25" style:family="paragraph" style:parent-style-name="Text_20_Body_20_List_20_Intro">
      <style:text-properties fo:font-weight="normal" officeooo:rsid="001e6402" officeooo:paragraph-rsid="01429e55"/>
    </style:style>
    <style:style style:name="P26" style:family="paragraph" style:parent-style-name="Text_20_Body_20_List_20_Intro">
      <style:text-properties officeooo:paragraph-rsid="01535a3d"/>
    </style:style>
    <style:style style:name="P27" style:family="paragraph" style:parent-style-name="Text_20_Body_20_List_20_Intro">
      <style:text-properties officeooo:paragraph-rsid="016a33cb"/>
    </style:style>
    <style:style style:name="P28" style:family="paragraph" style:parent-style-name="Text_20_Body_20_List_20_Intro">
      <style:text-properties officeooo:paragraph-rsid="016bd247"/>
    </style:style>
    <style:style style:name="P29" style:family="paragraph" style:parent-style-name="Text_20_Note">
      <style:text-properties officeooo:rsid="00998374" officeooo:paragraph-rsid="013f311a"/>
    </style:style>
    <style:style style:name="P30" style:family="paragraph" style:parent-style-name="Text_20_Note">
      <style:text-properties officeooo:paragraph-rsid="01587a1d"/>
    </style:style>
    <style:style style:name="P31" style:family="paragraph" style:parent-style-name="LOList_20_1_5f_TextBody">
      <style:text-properties officeooo:paragraph-rsid="013f311a"/>
    </style:style>
    <style:style style:name="P32" style:family="paragraph" style:parent-style-name="Text_20_body" style:master-page-name="">
      <style:paragraph-properties fo:keep-together="always" fo:orphans="0" fo:widows="0" style:page-number="auto" style:writing-mode="page"/>
      <style:text-properties officeooo:paragraph-rsid="013f311a"/>
    </style:style>
    <style:style style:name="P33" style:family="paragraph" style:parent-style-name="Figure">
      <style:text-properties officeooo:paragraph-rsid="013cbc1d"/>
    </style:style>
    <style:style style:name="P34" style:family="paragraph" style:parent-style-name="Figure">
      <style:text-properties officeooo:rsid="002e3ff7"/>
    </style:style>
    <style:style style:name="P35" style:family="paragraph" style:parent-style-name="Figure">
      <style:text-properties officeooo:paragraph-rsid="016e5e67"/>
    </style:style>
    <style:style style:name="P36" style:family="paragraph" style:parent-style-name="Title">
      <style:text-properties officeooo:paragraph-rsid="01355ebc"/>
    </style:style>
    <style:style style:name="P37" style:family="paragraph" style:parent-style-name="Text_20_Note">
      <style:paragraph-properties fo:margin-top="0in" fo:margin-bottom="0.1965in" loext:contextual-spacing="false"/>
    </style:style>
    <style:style style:name="P38" style:family="paragraph" style:parent-style-name="Contents_20_3">
      <style:paragraph-properties>
        <style:tab-stops>
          <style:tab-stop style:position="6.2929in" style:type="right" style:leader-style="dotted" style:leader-text="."/>
        </style:tab-stops>
      </style:paragraph-properties>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Guide_20_Name" style:master-page-name="First_20_Page">
      <style:paragraph-properties style:page-number="auto" fo:break-before="page"/>
      <style:text-properties fo:language="en" fo:country="US"/>
    </style:style>
    <style:style style:name="P43" style:family="paragraph" style:parent-style-name="Caption">
      <style:text-properties officeooo:paragraph-rsid="017bcb08"/>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Contents_20_3">
      <style:paragraph-properties>
        <style:tab-stops>
          <style:tab-stop style:position="6.2929in" style:type="right" style:leader-style="dotted" style:leader-text="."/>
        </style:tab-stops>
      </style:paragraph-properties>
    </style:style>
    <style:style style:name="P47" style:family="paragraph" style:parent-style-name="Heading_20_1">
      <style:text-properties officeooo:paragraph-rsid="016e5e67"/>
    </style:style>
    <style:style style:name="P48" style:family="paragraph" style:parent-style-name="Heading_20_1" style:master-page-name="Front_20_Matter">
      <style:paragraph-properties style:page-number="auto"/>
      <style:text-properties fo:language="en" fo:country="US"/>
    </style:style>
    <style:style style:name="P49" style:family="paragraph" style:parent-style-name="Heading_20_1" style:master-page-name="Standard">
      <style:paragraph-properties style:page-number="auto"/>
      <style:text-properties officeooo:rsid="013c7044" officeooo:paragraph-rsid="01355ebc"/>
    </style:style>
    <style:style style:name="P50" style:family="paragraph" style:parent-style-name="Heading_20_2">
      <style:text-properties officeooo:paragraph-rsid="00503430"/>
    </style:style>
    <style:style style:name="P51" style:family="paragraph" style:parent-style-name="Heading_20_2">
      <style:text-properties officeooo:paragraph-rsid="013f311a"/>
    </style:style>
    <style:style style:name="P52" style:family="paragraph" style:parent-style-name="Heading_20_2">
      <style:text-properties officeooo:rsid="0156bc7d" officeooo:paragraph-rsid="0156bc7d"/>
    </style:style>
    <style:style style:name="P53" style:family="paragraph" style:parent-style-name="Heading_20_2">
      <style:text-properties officeooo:paragraph-rsid="016e5e67"/>
    </style:style>
    <style:style style:name="P54" style:family="paragraph" style:parent-style-name="Heading_20_3">
      <style:text-properties fo:language="en" fo:country="US"/>
    </style:style>
    <style:style style:name="P55" style:family="paragraph" style:parent-style-name="Heading_20_3">
      <style:text-properties officeooo:paragraph-rsid="013cbc1d"/>
    </style:style>
    <style:style style:name="P56" style:family="paragraph" style:parent-style-name="Heading_20_Caution">
      <style:text-properties officeooo:rsid="00998374" officeooo:paragraph-rsid="013f311a"/>
    </style:style>
    <style:style style:name="P57" style:family="paragraph" style:parent-style-name="Heading_20_Note">
      <style:text-properties officeooo:paragraph-rsid="01587a1d"/>
    </style:style>
    <style:style style:name="P58" style:family="paragraph" style:parent-style-name="List_20_1" style:list-style-name="List_20_1"/>
    <style:style style:name="P59" style:family="paragraph" style:parent-style-name="List_20_1" style:list-style-name="List_20_1">
      <style:text-properties officeooo:paragraph-rsid="0153dcc2"/>
    </style:style>
    <style:style style:name="P60" style:family="paragraph" style:parent-style-name="List_20_1" style:list-style-name="List_20_1">
      <style:text-properties officeooo:paragraph-rsid="0155207a"/>
    </style:style>
    <style:style style:name="P61" style:family="paragraph" style:parent-style-name="List_20_1" style:list-style-name="List_20_1">
      <style:text-properties officeooo:paragraph-rsid="0156ba79"/>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6a33cb"/>
    </style:style>
    <style:style style:name="P68" style:family="paragraph" style:parent-style-name="Numbering_20_1">
      <style:text-properties officeooo:paragraph-rsid="013cbc1d"/>
    </style:style>
    <style:style style:name="P69" style:family="paragraph" style:parent-style-name="Numbering_20_1" style:list-style-name="Numbering_20_1">
      <style:text-properties officeooo:paragraph-rsid="013cbc1d"/>
    </style:style>
    <style:style style:name="P70" style:family="paragraph" style:parent-style-name="Numbering_20_1" style:list-style-name="Numbering_20_1">
      <style:text-properties officeooo:paragraph-rsid="015ba224"/>
    </style:style>
    <style:style style:name="P71" style:family="paragraph" style:parent-style-name="Numbering_20_1" style:list-style-name="Numbering_20_1">
      <style:text-properties officeooo:paragraph-rsid="01466196"/>
    </style:style>
    <style:style style:name="P72" style:family="paragraph" style:parent-style-name="Numbering_20_1">
      <style:text-properties officeooo:paragraph-rsid="013f311a"/>
    </style:style>
    <style:style style:name="P73" style:family="paragraph" style:parent-style-name="Numbering_20_1" style:list-style-name="OOoNum_20_123"/>
    <style:style style:name="P74" style:family="paragraph" style:parent-style-name="Numbering_20_1">
      <style:text-properties officeooo:paragraph-rsid="01466196"/>
    </style:style>
    <style:style style:name="P75" style:family="paragraph" style:parent-style-name="Numbering_20_1">
      <style:text-properties officeooo:rsid="014e0122" officeooo:paragraph-rsid="014e0122"/>
    </style:style>
    <style:style style:name="P76" style:family="paragraph" style:parent-style-name="Numbering_20_1">
      <style:text-properties officeooo:paragraph-rsid="016e5e67"/>
    </style:style>
    <style:style style:name="P77" style:family="paragraph" style:parent-style-name="Numbering_20_1" style:master-page-name="">
      <style:paragraph-properties style:page-number="auto" fo:keep-with-next="always">
        <style:tab-stops/>
      </style:paragraph-properties>
      <style:text-properties officeooo:paragraph-rsid="016e5e6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officeooo:rsid="00503430"/>
    </style:style>
    <style:style style:name="T11" style:family="text">
      <style:text-properties style:font-name="Liberation Sans" fo:font-size="11pt" fo:language="en" fo:country="US"/>
    </style:style>
    <style:style style:name="T12" style:family="text">
      <style:text-properties style:font-name="Liberation Sans" fo:font-size="11pt" fo:language="en" fo:country="US" officeooo:rsid="000a6ae2"/>
    </style:style>
    <style:style style:name="T13" style:family="text">
      <style:text-properties style:font-name="Liberation Sans" fo:font-size="11pt" fo:language="en" fo:country="US" officeooo:rsid="001b9883"/>
    </style:style>
    <style:style style:name="T14" style:family="text">
      <style:text-properties style:font-name="Liberation Sans" fo:font-size="11pt" fo:language="en" fo:country="US" officeooo:rsid="013c7044"/>
    </style:style>
    <style:style style:name="T15" style:family="text">
      <style:text-properties style:font-name="Liberation Sans" fo:font-size="11pt" fo:font-style="italic" officeooo:rsid="00503430" style:font-size-asian="10.5pt" style:font-style-asian="italic" style:font-style-complex="italic"/>
    </style:style>
    <style:style style:name="T16" style:family="text">
      <style:text-properties style:font-name="Liberation Sans" fo:font-size="11pt" fo:font-style="italic" officeooo:rsid="017a88e2" style:font-size-asian="10.5pt" style:font-style-asian="italic" style:font-style-complex="italic"/>
    </style:style>
    <style:style style:name="T17" style:family="text">
      <style:text-properties style:font-name="Liberation Sans" fo:font-size="10.4499998092651pt" fo:language="en" fo:country="US" style:letter-kerning="true"/>
    </style:style>
    <style:style style:name="T18" style:family="text">
      <style:text-properties style:font-name="Liberation Sans" style:font-name-asian="DejaVu Sans" style:font-name-complex="Lucidasans"/>
    </style:style>
    <style:style style:name="T19" style:family="text">
      <style:text-properties style:font-name="Liberation Sans" officeooo:rsid="0017126d" style:font-name-asian="DejaVu Sans" style:font-name-complex="Lucidasans"/>
    </style:style>
    <style:style style:name="T20" style:family="text">
      <style:text-properties style:font-name="Liberation Sans" officeooo:rsid="0017ea86" style:font-name-asian="DejaVu Sans" style:font-name-complex="Lucidasans"/>
    </style:style>
    <style:style style:name="T21" style:family="text">
      <style:text-properties style:font-name="Liberation Sans" officeooo:rsid="0042afb8" style:font-name-asian="DejaVu Sans" style:font-name-complex="Lucidasans"/>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fo:font-weight="normal" officeooo:rsid="004b6f8b" style:font-weight-asian="normal" style:font-weight-complex="normal"/>
    </style:style>
    <style:style style:name="T25" style:family="text">
      <style:text-properties fo:font-weight="normal" officeooo:rsid="0153dcc2" style:font-weight-asian="normal" style:font-weight-complex="normal"/>
    </style:style>
    <style:style style:name="T26" style:family="text">
      <style:text-properties fo:font-weight="normal" officeooo:rsid="001b9883"/>
    </style:style>
    <style:style style:name="T27" style:family="text">
      <style:text-properties fo:font-weight="normal" officeooo:rsid="013f311a"/>
    </style:style>
    <style:style style:name="T28" style:family="text">
      <style:text-properties fo:font-weight="bold" style:font-weight-asian="bold" style:font-weight-complex="bold"/>
    </style:style>
    <style:style style:name="T29" style:family="text">
      <style:text-properties fo:font-weight="bold" officeooo:rsid="0017ea86" style:font-weight-asian="bold" style:font-weight-complex="bold"/>
    </style:style>
    <style:style style:name="T30" style:family="text">
      <style:text-properties fo:font-weight="bold" officeooo:rsid="002e3ff7" style:font-weight-asian="bold" style:font-weight-complex="bold"/>
    </style:style>
    <style:style style:name="T31" style:family="text">
      <style:text-properties fo:font-weight="bold" officeooo:rsid="003b8504" style:font-weight-asian="bold" style:font-weight-complex="bold"/>
    </style:style>
    <style:style style:name="T32" style:family="text">
      <style:text-properties fo:font-weight="bold" officeooo:rsid="0047fd89" style:font-weight-asian="bold" style:font-weight-complex="bold"/>
    </style:style>
    <style:style style:name="T33" style:family="text">
      <style:text-properties fo:font-weight="bold" officeooo:rsid="014fa548" style:font-weight-asian="bold" style:font-weight-complex="bold"/>
    </style:style>
    <style:style style:name="T34" style:family="text">
      <style:text-properties fo:font-size="11pt"/>
    </style:style>
    <style:style style:name="T35" style:family="text">
      <style:text-properties officeooo:rsid="00e12655"/>
    </style:style>
    <style:style style:name="T36" style:family="text">
      <style:text-properties style:font-name-asian="DejaVu Sans" style:font-name-complex="Lucidasans"/>
    </style:style>
    <style:style style:name="T37" style:family="text">
      <style:text-properties text:display="none"/>
    </style:style>
    <style:style style:name="T38" style:family="text">
      <style:text-properties officeooo:rsid="001af8dd"/>
    </style:style>
    <style:style style:name="T39" style:family="text">
      <style:text-properties officeooo:rsid="01355ebc"/>
    </style:style>
    <style:style style:name="T40" style:family="text">
      <style:text-properties officeooo:rsid="000a6ae2"/>
    </style:style>
    <style:style style:name="T41" style:family="text">
      <style:text-properties officeooo:rsid="000bb5eb"/>
    </style:style>
    <style:style style:name="T42" style:family="text">
      <style:text-properties officeooo:rsid="000d164f"/>
    </style:style>
    <style:style style:name="T43" style:family="text">
      <style:text-properties style:font-name="Times New Roman1" fo:font-size="12pt"/>
    </style:style>
    <style:style style:name="T44" style:family="text">
      <style:text-properties fo:language="en" fo:country="US"/>
    </style:style>
    <style:style style:name="T45" style:family="text">
      <style:text-properties officeooo:rsid="001e6402"/>
    </style:style>
    <style:style style:name="T46" style:family="text">
      <style:text-properties officeooo:rsid="000fbb7a"/>
    </style:style>
    <style:style style:name="T47" style:family="text">
      <style:text-properties officeooo:rsid="00151ec9"/>
    </style:style>
    <style:style style:name="T48" style:family="text">
      <style:text-properties officeooo:rsid="00166dbb"/>
    </style:style>
    <style:style style:name="T49" style:family="text">
      <style:text-properties officeooo:rsid="002219a0"/>
    </style:style>
    <style:style style:name="T50" style:family="text">
      <style:text-properties officeooo:rsid="0024b573"/>
    </style:style>
    <style:style style:name="T51" style:family="text">
      <style:text-properties officeooo:rsid="0017126d"/>
    </style:style>
    <style:style style:name="T52" style:family="text">
      <style:text-properties officeooo:rsid="0017ea86"/>
    </style:style>
    <style:style style:name="T53" style:family="text">
      <style:text-properties officeooo:rsid="00269493"/>
    </style:style>
    <style:style style:name="T54" style:family="text">
      <style:text-properties officeooo:rsid="001b9883"/>
    </style:style>
    <style:style style:name="T55" style:family="text">
      <style:text-properties officeooo:rsid="00276460"/>
    </style:style>
    <style:style style:name="T56" style:family="text">
      <style:text-properties officeooo:rsid="002894f2"/>
    </style:style>
    <style:style style:name="T57" style:family="text">
      <style:text-properties officeooo:rsid="0021520a"/>
    </style:style>
    <style:style style:name="T58" style:family="text">
      <style:text-properties officeooo:rsid="00279e6c"/>
    </style:style>
    <style:style style:name="T59" style:family="text">
      <style:text-properties officeooo:rsid="0021dafc"/>
    </style:style>
    <style:style style:name="T60" style:family="text">
      <style:text-properties officeooo:rsid="0032d61f"/>
    </style:style>
    <style:style style:name="T61" style:family="text">
      <style:text-properties officeooo:rsid="0034c7a0"/>
    </style:style>
    <style:style style:name="T62" style:family="text">
      <style:text-properties officeooo:rsid="003675b9"/>
    </style:style>
    <style:style style:name="T63" style:family="text">
      <style:text-properties officeooo:rsid="002f4c8d"/>
    </style:style>
    <style:style style:name="T64" style:family="text">
      <style:text-properties officeooo:rsid="002d94c8"/>
    </style:style>
    <style:style style:name="T65" style:family="text">
      <style:text-properties officeooo:rsid="0030be3a"/>
    </style:style>
    <style:style style:name="T66" style:family="text">
      <style:text-properties officeooo:rsid="002e3ff7"/>
    </style:style>
    <style:style style:name="T67" style:family="text">
      <style:text-properties officeooo:rsid="00492cf4"/>
    </style:style>
    <style:style style:name="T68" style:family="text">
      <style:text-properties officeooo:rsid="002f7817"/>
    </style:style>
    <style:style style:name="T69" style:family="text">
      <style:text-properties officeooo:rsid="0037edee"/>
    </style:style>
    <style:style style:name="T70" style:family="text">
      <style:text-properties officeooo:rsid="00399d70"/>
    </style:style>
    <style:style style:name="T71" style:family="text">
      <style:text-properties officeooo:rsid="003b8504"/>
    </style:style>
    <style:style style:name="T72" style:family="text">
      <style:text-properties officeooo:rsid="003bf1a8"/>
    </style:style>
    <style:style style:name="T73" style:family="text">
      <style:text-properties officeooo:rsid="003d9c37"/>
    </style:style>
    <style:style style:name="T74" style:family="text">
      <style:text-properties officeooo:rsid="00407834"/>
    </style:style>
    <style:style style:name="T75" style:family="text">
      <style:text-properties officeooo:rsid="0041dfb2"/>
    </style:style>
    <style:style style:name="T76" style:family="text">
      <style:text-properties officeooo:rsid="00467da3"/>
    </style:style>
    <style:style style:name="T77" style:family="text">
      <style:text-properties officeooo:rsid="0048b140"/>
    </style:style>
    <style:style style:name="T78" style:family="text">
      <style:text-properties officeooo:rsid="0047fd89"/>
    </style:style>
    <style:style style:name="T79" style:family="text">
      <style:text-properties officeooo:rsid="004b6f8b"/>
    </style:style>
    <style:style style:name="T80" style:family="text">
      <style:text-properties officeooo:rsid="004ad1f1"/>
    </style:style>
    <style:style style:name="T81" style:family="text">
      <style:text-properties officeooo:rsid="004de0de"/>
    </style:style>
    <style:style style:name="T82" style:family="text">
      <style:text-properties officeooo:rsid="0036daed"/>
    </style:style>
    <style:style style:name="T83" style:family="text">
      <style:text-properties officeooo:rsid="0053a888"/>
    </style:style>
    <style:style style:name="T84" style:family="text">
      <style:text-properties officeooo:rsid="004ef4ee"/>
    </style:style>
    <style:style style:name="T85" style:family="text">
      <style:text-properties officeooo:rsid="004d094e"/>
    </style:style>
    <style:style style:name="T86" style:family="text">
      <style:text-properties officeooo:rsid="00507c52"/>
    </style:style>
    <style:style style:name="T87" style:family="text">
      <style:text-properties officeooo:rsid="01370f17"/>
    </style:style>
    <style:style style:name="T88" style:family="text">
      <style:text-properties officeooo:rsid="013c7044"/>
    </style:style>
    <style:style style:name="T89" style:family="text">
      <style:text-properties officeooo:rsid="013cbc1d"/>
    </style:style>
    <style:style style:name="T90" style:family="text">
      <style:text-properties officeooo:rsid="013d59a6"/>
    </style:style>
    <style:style style:name="T91" style:family="text">
      <style:text-properties officeooo:rsid="013f311a"/>
    </style:style>
    <style:style style:name="T92" style:family="text">
      <style:text-properties officeooo:rsid="01429e55"/>
    </style:style>
    <style:style style:name="T93" style:family="text">
      <style:text-properties officeooo:rsid="014392bf"/>
    </style:style>
    <style:style style:name="T94" style:family="text">
      <style:text-properties officeooo:rsid="01466196"/>
    </style:style>
    <style:style style:name="T95" style:family="text">
      <style:text-properties officeooo:rsid="01483db4"/>
    </style:style>
    <style:style style:name="T96" style:family="text">
      <style:text-properties officeooo:rsid="0149cd3f"/>
    </style:style>
    <style:style style:name="T97" style:family="text">
      <style:text-properties officeooo:rsid="014b5318"/>
    </style:style>
    <style:style style:name="T98" style:family="text">
      <style:text-properties officeooo:rsid="014ccdf0"/>
    </style:style>
    <style:style style:name="T99" style:family="text">
      <style:text-properties officeooo:rsid="014cf439"/>
    </style:style>
    <style:style style:name="T100" style:family="text">
      <style:text-properties officeooo:rsid="014e0122"/>
    </style:style>
    <style:style style:name="T101" style:family="text">
      <style:text-properties officeooo:rsid="014fa548"/>
    </style:style>
    <style:style style:name="T102" style:family="text">
      <style:text-properties officeooo:rsid="015069be"/>
    </style:style>
    <style:style style:name="T103" style:family="text">
      <style:text-properties officeooo:rsid="01528715"/>
    </style:style>
    <style:style style:name="T104" style:family="text">
      <style:text-properties officeooo:rsid="01535a3d"/>
    </style:style>
    <style:style style:name="T105" style:family="text">
      <style:text-properties officeooo:rsid="0153dcc2"/>
    </style:style>
    <style:style style:name="T106" style:family="text">
      <style:text-properties officeooo:rsid="0155207a"/>
    </style:style>
    <style:style style:name="T107" style:family="text">
      <style:text-properties officeooo:rsid="0156bc7d"/>
    </style:style>
    <style:style style:name="T108" style:family="text">
      <style:text-properties officeooo:rsid="01587a1d"/>
    </style:style>
    <style:style style:name="T109" style:family="text">
      <style:text-properties officeooo:rsid="015ba224"/>
    </style:style>
    <style:style style:name="T110" style:family="text">
      <style:text-properties officeooo:rsid="015c1f0f"/>
    </style:style>
    <style:style style:name="T111" style:family="text">
      <style:text-properties officeooo:rsid="015c315c"/>
    </style:style>
    <style:style style:name="T112" style:family="text">
      <style:text-properties officeooo:rsid="015d9597"/>
    </style:style>
    <style:style style:name="T113" style:family="text">
      <style:text-properties officeooo:rsid="015fb279"/>
    </style:style>
    <style:style style:name="T114" style:family="text">
      <style:text-properties officeooo:rsid="0160f16a"/>
    </style:style>
    <style:style style:name="T115" style:family="text">
      <style:text-properties officeooo:rsid="0162bbe1"/>
    </style:style>
    <style:style style:name="T116" style:family="text">
      <style:text-properties officeooo:rsid="01661f21"/>
    </style:style>
    <style:style style:name="T117" style:family="text">
      <style:text-properties officeooo:rsid="0166dbfa"/>
    </style:style>
    <style:style style:name="T118" style:family="text">
      <style:text-properties officeooo:rsid="0166e2a9"/>
    </style:style>
    <style:style style:name="T119" style:family="text">
      <style:text-properties officeooo:rsid="016a33cb"/>
    </style:style>
    <style:style style:name="T120" style:family="text">
      <style:text-properties officeooo:rsid="016bd247"/>
    </style:style>
    <style:style style:name="T121" style:family="text">
      <style:text-properties officeooo:rsid="016e5e67"/>
    </style:style>
    <style:style style:name="T122" style:family="text">
      <style:text-properties officeooo:rsid="01708dd5"/>
    </style:style>
    <style:style style:name="T123" style:family="text">
      <style:text-properties officeooo:rsid="017a88e2"/>
    </style:style>
    <style:style style:name="T124" style:family="text"/>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style>
    <style:style style:name="fr7" style:family="graphic" style:parent-style-name="OOoRahmen">
      <style:graphic-properties style:vertical-pos="from-top" style:horizontal-pos="from-left" style:horizontal-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1516in, 0in, 0.0874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4862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0193in, 1.2228in, 0.0398in)" draw:luminance="0%" draw:contrast="0%" draw:red="0%" draw:green="0%" draw:blue="0%" draw:gamma="100%" draw:color-inversion="false" draw:image-opacity="100%" draw:color-mode="standard"/>
    </style:style>
    <style:style style:name="fr15"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18" draw:name="Image1" text:anchor-type="as-char" svg:width="3.3335in" svg:height="0.7in" draw:z-index="0"><draw:image xlink:href="Pictures/10000201000003E8000000D2A7FE72F00FFCF111.png" xlink:type="simple" xlink:show="embed" xlink:actuate="onLoad" loext:mime-type="image/png"/></draw:frame></text:p>
      <text:p text:style-name="P41">Průvodce programem Calc</text:p>
      <text:p text:style-name="P36">Chapter <text:span text:style-name="T39">5 </text:span><text:line-break/><text:span text:style-name="T38">Using Graphics in Calc</text:span></text:p>
      <text:p text:style-name="P19"/>
      <text:section text:style-name="Sect1" text:name="CG6205S1" text:condition="ooow:book eq 1" text:display="condition">
        <text:h text:style-name="P48"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0">the </text:span><text:span text:style-name="Emphasis"><text:span text:style-name="T15">L</text:span></text:span><text:span text:style-name="Emphasis"><text:span text:style-name="T16">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35">t</text:span>oto <text:span text:style-name="T35">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7">Jean Hollis Weber</text:p>
            </table:table-cell>
            <table:table-cell office:value-type="string">
              <text:p text:style-name="P18">Drew Jensen</text:p>
            </table:table-cell>
            <table:table-cell office:value-type="string">
              <text:p text:style-name="P18">Kees Kriek</text:p>
            </table:table-cell>
          </table:table-row>
        </table:table>
        <text:h text:style-name="P54" text:outline-level="3"><text:bookmark-start text:name="__RefHeading___Toc28529_3211575895"/>Pro <text:span text:style-name="T35">p</text:span>ředchozí <text:span text:style-name="T35">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0">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4">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1154894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0:46:32.601201776" text:fixed="true">December</text:date><text:s/><text:date style:data-style-name="N121" text:date-value="2019-12-26T10:46:35.201013539" text:fixed="true">2019</text:date>. Based on LibreOffice <text:user-defined style:data-style-name="N0" text:name="LibreOffive Version">6.2</text:user-defined>.</text:p>
        <text:h text:style-name="P50"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Windows nebo Linux</text:p>
            </table:table-cell>
            <table:table-cell table:style-name="Table5.A1" office:value-type="string">
              <text:p text:style-name="P15">Ekvivalent pro macOS</text:p>
            </table:table-cell>
            <table:table-cell table:style-name="Table5.A1" office:value-type="string">
              <text:p text:style-name="P15">Výsledek</text:p>
            </table:table-cell>
          </table:table-row>
          <table:table-row table:style-name="Table5.1">
            <table:table-cell table:style-name="Table5.A2" office:value-type="string">
              <text:p text:style-name="P16">Nabídka <text:span text:style-name="Strong_20_Emphasis">Nástroje &gt; Možnosti</text:span></text:p>
            </table:table-cell>
            <table:table-cell table:style-name="Table5.B2" office:value-type="string">
              <text:p text:style-name="P16"><text:span text:style-name="Strong_20_Emphasis">LibreOffice &gt; Předvolby</text:span></text:p>
            </table:table-cell>
            <table:table-cell table:style-name="Table5.B2" office:value-type="string">
              <text:p text:style-name="P16">Otevřou se možnosti nastavení</text:p>
            </table:table-cell>
          </table:table-row>
          <table:table-row table:style-name="Table5.1">
            <table:table-cell table:style-name="Table5.A2" office:value-type="string">
              <text:p text:style-name="P16">Klepnutí pravým tlačítkem</text:p>
            </table:table-cell>
            <table:table-cell table:style-name="Table5.A2" office:value-type="string">
              <text:p text:style-name="P16"><text:span text:style-name="Keystroke">Control</text:span> + klepnutí nebo klepnutí pravým tlačítkem v závislosti na nastavení počítače</text:p>
            </table:table-cell>
            <table:table-cell table:style-name="Table5.B2" office:value-type="string">
              <text:p text:style-name="P16">Otevře se místní nabídka</text:p>
            </table:table-cell>
          </table:table-row>
          <table:table-row table:style-name="Table5.1">
            <table:table-cell table:style-name="Table5.A2" office:value-type="string">
              <text:p text:style-name="P16"><text:span text:style-name="Keystroke">Ctrl</text:span> (Control)</text:p>
            </table:table-cell>
            <table:table-cell table:style-name="Table5.A2" office:value-type="string">
              <text:p text:style-name="P16"><text:span text:style-name="Keystroke">⌘</text:span> <text:s/>(Command)</text:p>
            </table:table-cell>
            <table:table-cell table:style-name="Table5.A2" office:value-type="string">
              <text:p text:style-name="P16">Používá se i s dalšími klávesami</text:p>
            </table:table-cell>
          </table:table-row>
          <table:table-row table:style-name="Table5.1">
            <table:table-cell table:style-name="Table5.A2" office:value-type="string">
              <text:p text:style-name="P16"><text:span text:style-name="Keystroke">F5</text:span></text:p>
            </table:table-cell>
            <table:table-cell table:style-name="Table5.A2" office:value-type="string">
              <text:p text:style-name="P16"><text:span text:style-name="Keystroke">Shift</text:span> + <text:span text:style-name="Keystroke">⌘</text:span> + <text:span text:style-name="Keystroke">F5</text:span></text:p>
            </table:table-cell>
            <table:table-cell table:style-name="Table5.A2" office:value-type="string">
              <text:p text:style-name="P16">Otevře se Navigátor</text:p>
            </table:table-cell>
          </table:table-row>
          <table:table-row table:style-name="Table5.1">
            <table:table-cell table:style-name="Table5.A2" office:value-type="string">
              <text:p text:style-name="P16"><text:span text:style-name="Keystroke">F11</text:span></text:p>
            </table:table-cell>
            <table:table-cell table:style-name="Table5.A2" office:value-type="string">
              <text:p text:style-name="P16"><text:span text:style-name="Keystroke">⌘</text:span> + <text:span text:style-name="Keystroke">T</text:span></text:p>
            </table:table-cell>
            <table:table-cell table:style-name="Table5.A2" office:value-type="string">
              <text:p text:style-name="P16">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4"><text:a xlink:type="simple" xlink:href="#__RefHeading__5636_1566568644" text:style-name="Index_20_Link" text:visited-style-name="Index_20_Link">Autorská práva<text:tab/>2</text:a></text:p>
            <text:p text:style-name="P45"><text:a xlink:type="simple" xlink:href="#__RefHeading__5638_1566568644" text:style-name="Index_20_Link" text:visited-style-name="Index_20_Link">Přispěvatelé<text:tab/>2</text:a></text:p>
            <text:p text:style-name="P46"><text:a xlink:type="simple" xlink:href="#__RefHeading___Toc1847_1473846649" text:style-name="Index_20_Link" text:visited-style-name="Index_20_Link">Pro toto vydání<text:tab/>2</text:a></text:p>
            <text:p text:style-name="P46"><text:a xlink:type="simple" xlink:href="#__RefHeading___Toc28529_3211575895" text:style-name="Index_20_Link" text:visited-style-name="Index_20_Link">Pro předchozí vydání<text:tab/>2</text:a></text:p>
            <text:p text:style-name="P45"><text:a xlink:type="simple" xlink:href="#__RefHeading___Toc4648_402817234" text:style-name="Index_20_Link" text:visited-style-name="Index_20_Link">Zpětná vazba<text:tab/>2</text:a></text:p>
            <text:p text:style-name="P45"><text:a xlink:type="simple" xlink:href="#__RefHeading__5644_1566568644" text:style-name="Index_20_Link" text:visited-style-name="Index_20_Link">Datum vydání a verze programu<text:tab/>2</text:a></text:p>
            <text:p text:style-name="P45"><text:a xlink:type="simple" xlink:href="#__RefHeading___Toc8798_3275413537" text:style-name="Index_20_Link" text:visited-style-name="Index_20_Link">Používání LibreOffice na systému macOS<text:tab/>2</text:a></text:p>
            <text:p text:style-name="P44"><text:a xlink:type="simple" xlink:href="#__RefHeading___Toc61515_3643740703" text:style-name="Index_20_Link" text:visited-style-name="Index_20_Link">Úvod<text:tab/>4</text:a></text:p>
            <text:p text:style-name="P44"><text:a xlink:type="simple" xlink:href="#__RefHeading__19759_587482907" text:style-name="Index_20_Link" text:visited-style-name="Index_20_Link">Adding graphics (images) to a spreadsheet<text:tab/>4</text:a></text:p>
            <text:p text:style-name="P45"><text:a xlink:type="simple" xlink:href="#__RefHeading__40481467" text:style-name="Index_20_Link" text:visited-style-name="Index_20_Link">Vkládání souboru s obrázkem<text:tab/>4</text:a></text:p>
            <text:p text:style-name="P46"><text:a xlink:type="simple" xlink:href="#__RefHeading__13801_2065861793" text:style-name="Index_20_Link" text:visited-style-name="Index_20_Link">Přetažení<text:tab/>4</text:a></text:p>
            <text:p text:style-name="P46"><text:a xlink:type="simple" xlink:href="#__RefHeading__13179_2065861793" text:style-name="Index_20_Link" text:visited-style-name="Index_20_Link">Dialogové okno Obrázek<text:tab/>4</text:a></text:p>
            <text:p text:style-name="P46"><text:a xlink:type="simple" xlink:href="#__RefHeading__19765_587482907" text:style-name="Index_20_Link" text:visited-style-name="Index_20_Link">Linking or embedding an image file<text:tab/>5</text:a></text:p>
            <text:p text:style-name="P46"><text:a xlink:type="simple" xlink:href="#__RefHeading__19767_587482907" text:style-name="Index_20_Link" text:visited-style-name="Index_20_Link">Vkládání odkazovaných obrázků<text:tab/>6</text:a></text:p>
            <text:p text:style-name="P45"><text:a xlink:type="simple" xlink:href="#__RefHeading___Toc52521_1507088200" text:style-name="Index_20_Link" text:visited-style-name="Index_20_Link">Vkládání obrázků ze schránky<text:tab/>6</text:a></text:p>
            <text:p text:style-name="P45"><text:a xlink:type="simple" xlink:href="#__RefHeading___Toc52523_1507088200" text:style-name="Index_20_Link" text:visited-style-name="Index_20_Link">Vkládání obrázků s použitím skeneru<text:tab/>7</text:a></text:p>
            <text:p text:style-name="P45"><text:a xlink:type="simple" xlink:href="#__RefHeading__19771_587482907" text:style-name="Index_20_Link" text:visited-style-name="Index_20_Link">Vkládání obrázků z galerie<text:tab/>7</text:a></text:p>
            <text:p text:style-name="P44"><text:a xlink:type="simple" xlink:href="#__RefHeading__4831_870770622" text:style-name="Index_20_Link" text:visited-style-name="Index_20_Link">Modifying images<text:tab/>8</text:a></text:p>
            <text:p text:style-name="P45"><text:a xlink:type="simple" xlink:href="#__RefHeading__19775_587482907" text:style-name="Index_20_Link" text:visited-style-name="Index_20_Link">Používání Nástrojové lišty Obrázek<text:tab/>8</text:a></text:p>
            <text:p text:style-name="P45"><text:a xlink:type="simple" xlink:href="#__RefHeading___Toc66023_1507088200" text:style-name="Index_20_Link" text:visited-style-name="Index_20_Link">Using the Properties pane in the Sidebar<text:tab/>8</text:a></text:p>
            <text:p text:style-name="P45"><text:a xlink:type="simple" xlink:href="#__RefHeading__42667_701536291" text:style-name="Index_20_Link" text:visited-style-name="Index_20_Link">Přidávání textu<text:tab/>9</text:a></text:p>
            <text:p text:style-name="P44"><text:a xlink:type="simple" xlink:href="#__RefHeading__19779_587482907" text:style-name="Index_20_Link" text:visited-style-name="Index_20_Link">Positioning, resizing, and arranging images<text:tab/>9</text:a></text:p>
            <text:p text:style-name="P45"><text:a xlink:type="simple" xlink:href="#__RefHeading__41116_701536291" text:style-name="Index_20_Link" text:visited-style-name="Index_20_Link">Pomocí myši<text:tab/>9</text:a></text:p>
            <text:p text:style-name="P45"><text:a xlink:type="simple" xlink:href="#__RefHeading__41122_701536291" text:style-name="Index_20_Link" text:visited-style-name="Index_20_Link">Using the Position and Size dialog<text:tab/>10</text:a></text:p>
            <text:p text:style-name="P45"><text:a xlink:type="simple" xlink:href="#__RefHeading__42669_701536291" text:style-name="Index_20_Link" text:visited-style-name="Index_20_Link">Arranging images<text:tab/>10</text:a></text:p>
            <text:p text:style-name="P45"><text:a xlink:type="simple" xlink:href="#__RefHeading__36112413" text:style-name="Index_20_Link" text:visited-style-name="Index_20_Link">Anchoring images<text:tab/>11</text:a></text:p>
            <text:p text:style-name="P45"><text:a xlink:type="simple" xlink:href="#__RefHeading__41593724" text:style-name="Index_20_Link" text:visited-style-name="Index_20_Link">Aligning images<text:tab/>11</text:a></text:p>
            <text:p text:style-name="P45"><text:a xlink:type="simple" xlink:href="#__RefHeading__5771_1681121268" text:style-name="Index_20_Link" text:visited-style-name="Index_20_Link">Grouping and ungrouping images<text:tab/>11</text:a></text:p>
            <text:p text:style-name="P44"><text:a xlink:type="simple" xlink:href="#__RefHeading__19799_587482907" text:style-name="Index_20_Link" text:visited-style-name="Index_20_Link">Použití kreslicích nástrojů balíku LibreOffice<text:tab/>12</text:a></text:p>
            <text:p text:style-name="P45"><text:a xlink:type="simple" xlink:href="#__RefHeading__5266_1681121268" text:style-name="Index_20_Link" text:visited-style-name="Index_20_Link">Nástrojová lišta Kresba<text:tab/>12</text:a></text:p>
            <text:p text:style-name="P45"><text:a xlink:type="simple" xlink:href="#__RefHeading__19801_587482907" text:style-name="Index_20_Link" text:visited-style-name="Index_20_Link">Setting the properties of drawing objects<text:tab/>13</text:a></text:p>
            <text:p text:style-name="P45"><text:a xlink:type="simple" xlink:href="#__RefHeading__19803_587482907" text:style-name="Index_20_Link" text:visited-style-name="Index_20_Link">Resizing drawing objects<text:tab/>14</text:a></text:p>
            <text:p text:style-name="P45"><text:a xlink:type="simple" xlink:href="#__RefHeading__19805_587482907" text:style-name="Index_20_Link" text:visited-style-name="Index_20_Link">Grouping and ungrouping drawing objects<text:tab/>14</text:a></text:p>
            <text:p text:style-name="P44"><text:a xlink:type="simple" xlink:href="#__RefHeading__4106_1681121268" text:style-name="Index_20_Link" text:visited-style-name="Index_20_Link">Additional tools<text:tab/>14</text:a></text:p>
            <text:p text:style-name="P44"><text:a xlink:type="simple" xlink:href="#__RefHeading___Toc78498_1507088200" text:style-name="Index_20_Link" text:visited-style-name="Index_20_Link">Použití písmomalby<text:tab/>14</text:a></text:p>
            <text:p text:style-name="P45"><text:a xlink:type="simple" xlink:href="#__RefHeading__13217_2065861793" text:style-name="Index_20_Link" text:visited-style-name="Index_20_Link">Vytváření objektů písmomalby<text:tab/>15</text:a></text:p>
            <text:p text:style-name="P45"><text:a xlink:type="simple" xlink:href="#__RefHeading__13219_2065861793" text:style-name="Index_20_Link" text:visited-style-name="Index_20_Link">Úprava objektů písmomalby<text:tab/>15</text:a></text:p>
          </text:index-body>
        </text:table-of-content>
        <text:p text:style-name="Text_20_body"/>
      </text:section>
      <text:h text:style-name="P49" text:outline-level="1"><text:bookmark-start text:name="__RefHeading___Toc61515_3643740703"/>Úvod<text:bookmark-end text:name="__RefHeading___Toc61515_3643740703"/></text:h>
      <text:p text:style-name="Text_20_body">Calc is used to present <text:span text:style-name="T103">and analyze </text:span>data and <text:span text:style-name="T40">to </text:span>make forecasts and predictions. Graphics can turn an average <text:span text:style-name="T41">spreadsheet</text:span> into a <text:span text:style-name="T40">more </text:span>memorable <text:span text:style-name="T88">document</text:span>. Calc can import various vector (line drawing) and raster (bitmap <text:span text:style-name="T88">or photo</text:span>) file formats. The most commonly used graphic formats are GIF, JPG, <text:span text:style-name="T103">and </text:span>PNG. See <text:span text:style-name="T40">LibreOffice</text:span> <text:span text:style-name="T23">Help</text:span> for a full list of the formats <text:span text:style-name="T12">that Calc</text:span> can import.</text:p>
      <text:p text:style-name="Text_20_Body_20_List_20_Intro">Graphics in Calc are of three basic types:</text:p>
      <text:list xml:id="list1796015239" text:style-name="List_20_1">
        <text:list-item>
          <text:p text:style-name="List_20_1">Image files, such as photo<text:span text:style-name="T41">graph</text:span>s, drawings, and scanned images</text:p>
        </text:list-item>
        <text:list-item>
          <text:p text:style-name="List_20_1">Diagrams created using <text:span text:style-name="T11">LibreOffice’</text:span><text:span text:style-name="T14">s</text:span> drawing tools</text:p>
        </text:list-item>
        <text:list-item>
          <text:p text:style-name="List_20_1">Charts and graphs created using <text:span text:style-name="T11">LibreOffice’</text:span><text:span text:style-name="T14">s</text:span> Chart facility; <text:span text:style-name="T41">see</text:span> Chapter 3, Creating Charts and Graphs, <text:span text:style-name="T41">for more information</text:span></text:p>
        </text:list-item>
      </text:list>
      <text:p text:style-name="P5"><text:span text:style-name="T88">U</text:span>sing graphics in Calc is similar to using graphics in other component<text:span text:style-name="T87">s</text:span> of <text:span text:style-name="T11">LibreOffice. </text:span><text:span text:style-name="T14">For m</text:span><text:span text:style-name="T11">ore detailed descriptions, </text:span><text:span text:style-name="T14">please refer to the </text:span><text:span text:style-name="Emphasis"><text:span text:style-name="T14">Getting Started Guide</text:span></text:span><text:span text:style-name="T14"> or</text:span><text:span text:style-name="T11"> the </text:span><text:span text:style-name="Emphasis"><text:span text:style-name="T44">Draw Guide</text:span></text:span><text:span text:style-name="T11">.</text:span></text:p>
      <text:list xml:id="list74806758407594" text:continue-list="list3611548942" text:style-name="Heading_20_Note">
        <text:list-item>
          <text:p text:style-name="Heading_20_Note">Poznámka</text:p>
        </text:list-item>
      </text:list>
      <text:p text:style-name="Text_20_Note"><text:span text:style-name="T88">In LibreOffice, t</text:span>he term<text:span text:style-name="T88">s</text:span> <text:span text:style-name="Emphasis">graphics</text:span> <text:span text:style-name="T88">and </text:span><text:span text:style-name="Emphasis"><text:span text:style-name="T88">images</text:span></text:span><text:span text:style-name="T88"> </text:span>refer to both pictures and drawing objects. Often the word images is used when referring to pictures and other graphics that are not drawing objects.</text:p>
      <text:h text:style-name="Heading_20_1" text:outline-level="1"><text:bookmark-start text:name="__RefHeading__19759_587482907"/><text:reference-mark text:name="Adding images"/><text:alphabetical-index-mark text:string-value="adding" text:key1="obrázky"/><text:alphabetical-index-mark text:string-value="adding" text:key1="obrázky"/>Adding graphics (images) <text:span text:style-name="T88">to a spreadsheet</text:span><text:bookmark-end text:name="__RefHeading__19759_587482907"/></text:h>
      <text:p text:style-name="Text_20_body"><text:span text:style-name="T42">Graphics or i</text:span>mages (<text:span text:style-name="T42">sometimes</text:span> called pictures in <text:span text:style-name="T11">LibreOffice</text:span>), such as corporate logos and photographs, are probably the most common types of graphics added to a <text:span text:style-name="T41">spreadsheet</text:span>. They may be<text:span text:style-name="T43"> </text:span>downloaded <text:span text:style-name="T44">from the</text:span> Internet, scanned, created with a graphics program, photo<text:span text:style-name="T41">graph</text:span>s taken with a digital camera, <text:span text:style-name="T88">or clip art in the Gallery</text:span>.</text:p>
      <text:h text:style-name="Heading_20_2" text:outline-level="2"><text:bookmark-start text:name="__RefHeading__40481467"/><text:alphabetical-index-mark text:string-value="inserting from file" text:key1="obrázky"/>Inserting <text:span text:style-name="T88">an </text:span>image file<text:bookmark-end text:name="__RefHeading__40481467"/></text:h>
      <text:p text:style-name="P6">When the image is in a file stored on the computer, you can insert it into a <text:span text:style-name="T89">spreadsheet</text:span> using either of the following methods.</text:p>
      <text:h text:style-name="P55" text:outline-level="3"><text:bookmark-start text:name="__RefHeading__13801_2065861793"/><text:alphabetical-index-mark text:string-value="přetažení"/>Přetažení<text:bookmark-end text:name="__RefHeading__13801_2065861793"/></text:h>
      <text:list xml:id="list1526096496" text:style-name="Numbering_20_1">
        <text:list-item text:start-value="1">
          <text:p text:style-name="P68">Otevřeme okno prohlížeče souborů a přemístíme se na obrázek, který chceme vložit.</text:p>
        </text:list-item>
        <text:list-item>
          <text:p text:style-name="P68">Drag the image into the <text:span text:style-name="T89">spreadshee</text:span>t and drop it where you want it to appear. Místo, kde bude obrázek upuštěn, označuje nevýrazná šedá čárka.</text:p>
        </text:list-item>
      </text:list>
      <text:p text:style-name="P6">Tímto způsob obrázek do dokumentu skutečně vložíme, tj. uložíme v něm jeho kopii. Chceme-li namísto obrázku vložit pouze odkaz, při přetahování obrázku podržíme klávesy <text:span text:style-name="Keystroke">[Ctrl + Shift]</text:span>.</text:p>
      <text:h text:style-name="P55" text:outline-level="3"><text:bookmark-start text:name="__RefHeading__13179_2065861793"/>Dialogové okno Obrázek<text:bookmark-end text:name="__RefHeading__13179_2065861793"/></text:h>
      <text:list xml:id="list74808282865800" text:continue-list="list1526096496" text:style-name="Numbering_20_1">
        <text:list-item text:start-value="1">
          <text:p text:style-name="P68"><text:alphabetical-index-mark text:string-value="Dialogové okno Vložit obrázek"/>Click in the <text:span text:style-name="T89">spreadshee</text:span>t where you want the image to appear.</text:p>
        </text:list-item>
        <text:list-item>
          <text:p text:style-name="P68">Choose <text:span text:style-name="Strong_20_Emphasis">Insert &gt; Image</text:span> from the <text:span text:style-name="T103">M</text:span>enu bar.</text:p>
        </text:list-item>
        <text:list-item>
          <text:p text:style-name="P69">On the Insert Image dialog (Figure <text:sequence-ref text:reference-format="value" text:ref-name="refFigure166">1</text:sequence-ref>), navigate to the file to be inserted, and select it.</text:p>
        </text:list-item>
        <text:list-item>
          <text:p text:style-name="P68">At the bottom of the dialog <text:span text:style-name="T89">is</text:span> a<text:span text:style-name="T103">n Insert as</text:span> Link option. See page <text:bookmark-ref text:reference-format="page" text:ref-name="__RefHeading__19765_587482907">5</text:bookmark-ref><text:s/>for the use of <text:span text:style-name="T103">l</text:span>ink<text:span text:style-name="T103">s</text:span>.</text:p>
        </text:list-item>
        <text:list-item>
          <text:p text:style-name="P69">Klepneme na <text:span text:style-name="Strong_20_Emphasis">Otevřít</text:span>. <text:span text:style-name="T89">The file is inserted into the spreadsheet as a floating image and is anchored to the cell in which the cursor was placed.</text:span></text:p>
        </text:list-item>
      </text:list>
      <text:p text:style-name="P33"><text:soft-page-break/><draw:frame draw:style-name="fr4" draw:name="Frame1" text:anchor-type="as-char" svg:width="5.0252in" draw:z-index="7"><draw:text-box fo:min-height="4.161in"><text:p text:style-name="P21"><draw:frame draw:style-name="fr17" draw:name="Image10" text:anchor-type="paragraph" svg:width="3.8354in" style:rel-width="100%" svg:height="3.152in" style:rel-height="scale" draw:z-index="8"><draw:image xlink:href="Pictures/100002010000029C000002258972CAA948734870.png" xlink:type="simple" xlink:show="embed" xlink:actuate="onLoad" loext:mime-type="image/png"/></draw:frame><text:span text:style-name="T37"><text:line-break/></text:span>Obrázek <text:sequence text:ref-name="refFigure166" text:name="Figure" text:formula="ooow:Figure+1" style:num-format="1">1</text:sequence>: Dialogové okno Vložit obrázek</text:p></draw:text-box></draw:frame></text:p>
      <text:list xml:id="list74807569075095" text:continue-list="list74806758407594" text:style-name="Heading_20_Note">
        <text:list-item>
          <text:p text:style-name="Heading_20_Note">Poznámka</text:p>
        </text:list-item>
      </text:list>
      <text:p text:style-name="P37"><text:span text:style-name="T46">The</text:span> Insert <text:span text:style-name="T89">Image</text:span> dialog may look different from the one shown <text:span text:style-name="T46">in Figure </text:span><text:span text:style-name="T46"><text:sequence-ref text:reference-format="value" text:ref-name="refFigure166">1</text:sequence-ref></text:span>, depending on your operating system.</text:p>
      <text:h text:style-name="Heading_20_3" text:outline-level="3"><text:bookmark-start text:name="__RefHeading__19765_587482907"/><text:alphabetical-index-mark text:string-value="propojování" text:key1="obrázky"/><text:alphabetical-index-mark text:string-value="propojování" text:key1="obrázky"/><text:alphabetical-index-mark text:string-value="propojování" text:key1="obrázky"/>Linking <text:span text:style-name="T92">or embedding an</text:span> <text:span text:style-name="T89">image </text:span>file<text:bookmark-end text:name="__RefHeading__19765_587482907"/></text:h>
      <text:p text:style-name="P8">Embedding a<text:span text:style-name="T122">n</text:span> <text:span text:style-name="T50">image</text:span> into <text:span text:style-name="T92">a</text:span> <text:span text:style-name="T45">spreadsheet</text:span> makes the <text:span text:style-name="T50">image</text:span> a permanent part of <text:span text:style-name="T92">the</text:span> <text:span text:style-name="T45">spreadsheet file</text:span>. Any changes you make to an embedded <text:span text:style-name="T50">image</text:span> will appear <text:span text:style-name="T92">only</text:span> in <text:span text:style-name="T92">that</text:span> <text:span text:style-name="T45">spreadsheet; </text:span>the original <text:span text:style-name="T50">image</text:span> will not <text:span text:style-name="T92">be </text:span>affected.</text:p>
      <text:p text:style-name="P8">If <text:span text:style-name="T89">you select </text:span>the <text:span text:style-name="Strong_20_Emphasis"><text:span text:style-name="T89">Insert as L</text:span></text:span><text:span text:style-name="Strong_20_Emphasis">ink</text:span> option in the Insert <text:span text:style-name="T89">Image</text:span> dialog, LibreOffice creates a link to the file containing the image instead of <text:span text:style-name="T103">embedding it</text:span>.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25">Odkazování na obrázky má dvě výhody a jednu nevýhodu:</text:p>
      <text:list xml:id="list374527272" text:style-name="List_20_1">
        <text:list-item>
          <text:p text:style-name="List_20_1">Advantage – <text:span text:style-name="T89">Y</text:span>ou can modify the image file separately. <text:span text:style-name="T103">T</text:span>he modified image will appear when you next open the <text:span text:style-name="T47">spreadsheet</text:span>. To může znamenat velkou výhodu, pokud obrázky (my nebo někdo další, například grafik) aktualizujeme.</text:p>
        </text:list-item>
        <text:list-item text:start-value="1">
          <text:p text:style-name="List_20_1">Advantage – <text:span text:style-name="T89">L</text:span>inking can reduce the <text:span text:style-name="T47">file </text:span>size of the <text:span text:style-name="T47">spreadsheet</text:span> when it is saved, because the image file itself is not included. <text:span text:style-name="T47">However, </text:span>file size is usually not a problem on modern computer<text:span text:style-name="T47">s, and</text:span> Calc can <text:span text:style-name="T47">easily </text:span>handle large files.</text:p>
        </text:list-item>
        <text:list-item>
          <text:p text:style-name="List_20_1">Disadvantage – <text:span text:style-name="T89">I</text:span>f you send the document to someone else, or move it to a different computer, you must also send the image files <text:span text:style-name="T48">and keep the same file structure. </text:span>For example, you might keep image <text:span text:style-name="T48">file</text:span>s in a subfolder named Images <text:span text:style-name="T48">inside</text:span> the <text:span text:style-name="T48">same </text:span>folder containing the Calc document. <text:span text:style-name="T48">Any</text:span> recipient of the <text:span text:style-name="T48">spreadsheet</text:span> needs to put the image <text:span text:style-name="T48">file</text:span>s in a subfolder with the same name <text:span text:style-name="T48">in </text:span>the <text:span text:style-name="T48">same named </text:span>folder <text:span text:style-name="T48">as</text:span> the <text:span text:style-name="T48">spreadsheet</text:span>.</text:p>
        </text:list-item>
      </text:list>
      <text:list xml:id="list74806297128335" text:continue-list="list74807569075095" text:style-name="Heading_20_Note">
        <text:list-item>
          <text:p text:style-name="Heading_20_Note"><text:soft-page-break/>Poznámka</text:p>
        </text:list-item>
      </text:list>
      <text:p text:style-name="Text_20_Note">When inserting the same image several times in <text:span text:style-name="T113">a</text:span> document, it might appear beneficial to create links. However, this is not necessary, as <text:span text:style-name="T17">LibreOffice</text:span> embeds only one copy of the image file in the document. Deleting one or more of the copies does not affect the other <text:span text:style-name="T48">copie</text:span>s <text:span text:style-name="T48">of the same file</text:span>.</text:p>
      <text:h text:style-name="Heading_20_3" text:outline-level="3"><text:bookmark-start text:name="__RefHeading__19767_587482907"/><text:alphabetical-index-mark text:string-value="embedding" text:key1="obrázky"/>Embedding linked <text:span text:style-name="T49">images</text:span><text:bookmark-end text:name="__RefHeading__19767_587482907"/></text:h>
      <text:p text:style-name="Text_20_Body_20_List_20_Intro">If you originally linked the images, you can easily <text:span text:style-name="T90">embed one or more of them later. </text:span></text:p>
      <text:list xml:id="list542968924" text:style-name="Numbering_20_1">
        <text:list-item text:start-value="1">
          <text:p text:style-name="Numbering_20_1">Open the <text:span text:style-name="T51">spreadsheet</text:span> in Calc.</text:p>
        </text:list-item>
        <text:list-item>
          <text:p text:style-name="Numbering_20_1"><text:span text:style-name="T90">Choose</text:span> <text:span text:style-name="Strong_20_Emphasis">Edit </text:span><text:span text:style-name="Strong_20_Emphasis"><text:span text:style-name="T34">&gt;</text:span></text:span><text:span text:style-name="Strong_20_Emphasis"> Links </text:span><text:span text:style-name="Strong_20_Emphasis"><text:span text:style-name="T90">to External Files</text:span></text:span> <text:span text:style-name="T51">on</text:span> the <text:span text:style-name="T90">Menu</text:span> bar <text:span text:style-name="T51">to open the </text:span>Edit Links dialog <text:span text:style-name="T51">(Figure </text:span><text:span text:style-name="T51"><text:sequence-ref text:reference-format="value" text:ref-name="refFigure167">2</text:sequence-ref></text:span><text:span text:style-name="T51">), which </text:span>shows all the linked files.</text:p>
        </text:list-item>
      </text:list>
      <text:p text:style-name="Figure"><draw:frame draw:style-name="fr6" draw:name="Frame2" text:anchor-type="as-char" svg:width="5.9154in" draw:z-index="1"><draw:text-box fo:min-height="2.9437in"><text:p text:style-name="Caption"><draw:frame draw:style-name="fr10" draw:name="Image11" text:anchor-type="paragraph" svg:width="5.8862in" svg:height="2.7563in" draw:z-index="9"><draw:image xlink:href="Pictures/10000201000002C70000014DA72C9FE0094D5D73.png" xlink:type="simple" xlink:show="embed" xlink:actuate="onLoad" loext:mime-type="image/png"/></draw:frame>Figure <text:sequence text:ref-name="refFigure167" text:name="Figure" text:formula="ooow:Figure+1" style:num-format="1">2</text:sequence>: Edit Links dialog</text:p></draw:text-box></draw:frame></text:p>
      <text:list xml:id="list74807450279834" text:continue-numbering="true" text:style-name="Numbering_20_1">
        <text:list-item>
          <text:p text:style-name="Numbering_20_1"><text:span text:style-name="T51">S</text:span>elect the files you want to change from linked to embedded.</text:p>
        </text:list-item>
        <text:list-item>
          <text:p text:style-name="Numbering_20_1"><text:span text:style-name="T18">Click </text:span><text:span text:style-name="Strong_20_Emphasis"><text:span text:style-name="T36">Break Link</text:span></text:span><text:span text:style-name="T18"> </text:span><text:span text:style-name="T19">and </text:span><text:span text:style-name="T20">confirm you want to remove the selected link. T</text:span><text:span text:style-name="T19">he file </text:span><text:span text:style-name="T20">then </text:span><text:span text:style-name="T19">becomes embedded into the spreadsheet</text:span><text:span text:style-name="T18">.</text:span></text:p>
        </text:list-item>
      </text:list>
      <text:list xml:id="list74807382826829" text:continue-list="list74806297128335" text:style-name="Heading_20_Note">
        <text:list-item>
          <text:p text:style-name="Heading_20_Note">Poznámka</text:p>
        </text:list-item>
      </text:list>
      <text:p text:style-name="Text_20_Note">Going from embedded to linked <text:span text:style-name="T91">images </text:span>is not so easy. <text:span text:style-name="T52">Y</text:span>ou must <text:span text:style-name="T91">replace them</text:span> one at a time, selecting the <text:span text:style-name="T29">Insert as Link</text:span><text:span text:style-name="T52"> </text:span><text:span text:style-name="T44">option</text:span> when you <text:span text:style-name="T52">reinsert each file</text:span>.</text:p>
      <text:h text:style-name="P51" text:outline-level="2"><text:bookmark-start text:name="__RefHeading___Toc52521_1507088200"/>Vkládání obrázků ze schránky<text:bookmark-end text:name="__RefHeading___Toc52521_1507088200"/></text:h>
      <text:p text:style-name="P23">Using the clipboard, you can copy images into a <text:span text:style-name="T113">Calc spreadsheet</text:span> from another LibreOffice document and from other programs. Provedeme to následovně:</text:p>
      <text:list xml:id="list74806439753273" text:continue-list="list74808282865800" text:style-name="Numbering_20_1">
        <text:list-item text:start-value="1">
          <text:p text:style-name="P72">Otevřeme zdrojový a cílový dokument.</text:p>
        </text:list-item>
        <text:list-item>
          <text:p text:style-name="P72">In the source document, <text:span text:style-name="T113">right-click on</text:span> the image to be copied <text:span text:style-name="T113">and</text:span> <text:span text:style-name="T113">select </text:span><text:span text:style-name="Strong_20_Emphasis">Copy</text:span><text:span text:style-name="T113"> from the context menu.</text:span></text:p>
        </text:list-item>
        <text:list-item>
          <text:p text:style-name="P72">Přepneme se na cílový dokument. <text:span text:style-name="T113">C</text:span>lick to place the cursor <text:span text:style-name="T113">in the cell </text:span>where the <text:span text:style-name="T113">image</text:span> is to be <text:span text:style-name="T113">anchor</text:span>ed. <text:span text:style-name="T113">Right-click and select </text:span><text:span text:style-name="Strong_20_Emphasis"><text:span text:style-name="T113">Paste</text:span></text:span><text:span text:style-name="T113"> </text:span>to insert the image.</text:p>
        </text:list-item>
      </text:list>
      <text:list xml:id="list43324679" text:style-name="Heading_20_Caution">
        <text:list-item>
          <text:p text:style-name="P56">Upozornění</text:p>
        </text:list-item>
      </text:list>
      <text:p text:style-name="P29">If the application from which the <text:span text:style-name="T117">image</text:span> was copied is closed before the <text:span text:style-name="T117">image</text:span> is pasted into the target, the image stored on the clipboard could be lost.</text:p>
      <text:h text:style-name="P51" text:outline-level="2"><text:bookmark-start text:name="__RefHeading___Toc52523_1507088200"/><text:soft-page-break/>Vkládání obrázků s použitím skeneru<text:bookmark-end text:name="__RefHeading___Toc52523_1507088200"/></text:h>
      <text:p text:style-name="P32">Pokud máme k počítači připojen <text:alphabetical-index-mark text:string-value="skener"/><text:alphabetical-index-mark text:string-value="skenované" text:key1="obrázky"/>skener, LibreOffice může zavolat aplikaci na skenovaní a vložit naskenovanou položku do dokumentu jako obrázek. To start this procedure, choose <text:span text:style-name="Strong_20_Emphasis">Insert &gt; Media &gt; Scan &gt; Select Source</text:span>. <text:span text:style-name="T104">After selecting the scanner,</text:span> place the cursor where you want the <text:span text:style-name="T117">image</text:span> to be inserted, and choose <text:span text:style-name="Strong_20_Emphasis">Insert &gt; Media &gt; Scan &gt; Request</text:span>.</text:p>
      <text:p text:style-name="P7">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51" text:outline-level="2"><text:bookmark-start text:name="__RefHeading__19771_587482907"/><text:alphabetical-index-mark text:string-value="inserting from the Gallery" text:key1="obrázky"/><text:span text:style-name="T54">Inserting an image from</text:span> the Gallery<text:bookmark-end text:name="__RefHeading__19771_587482907"/></text:h>
      <text:p text:style-name="Text_20_body">The Gallery <text:span text:style-name="T54">(Figure </text:span><text:span text:style-name="T54"><text:sequence-ref text:reference-format="value" text:ref-name="refFigure168">3</text:sequence-ref></text:span><text:span text:style-name="T54">) </text:span>provides a convenient way to <text:span text:style-name="T91">group</text:span> reusable objects such as <text:span text:style-name="T54">images</text:span> and sounds that you can insert into your documents. <text:span text:style-name="T22">The </text:span><text:alphabetical-index-mark text:string-value="otevírání" text:key1="Galerie"/>Gallery is available in all components of <text:span text:style-name="T11">LibreOffice</text:span><text:span text:style-name="T13">.</text:span><text:span text:style-name="T22"> </text:span><text:span text:style-name="T27">Y</text:span><text:span text:style-name="T26">ou can add your own images </text:span><text:span text:style-name="T27">as well as using the ones supplied with LibreOffice</text:span><text:span text:style-name="T26">. </text:span><text:span text:style-name="T27">For</text:span> more <text:span text:style-name="T91">information, see</text:span> the <text:span text:style-name="Emphasis">Getting Started Guide</text:span> Chapter 11, Graphics, the Gallery, and Fontwork.</text:p>
      <text:p text:style-name="Figure"><draw:frame draw:style-name="fr4" draw:name="Frame33" text:anchor-type="as-char" svg:width="3.2in" draw:z-index="13"><draw:text-box fo:min-height="4.2146in"><text:p text:style-name="Caption"><draw:frame draw:style-name="fr16" draw:name="Image31" text:anchor-type="paragraph" svg:width="3.2in" svg:height="4in" draw:z-index="14"><draw:image xlink:href="Pictures/1000020100000176000001F301D89B70A39CF1EE.png" xlink:type="simple" xlink:show="embed" xlink:actuate="onLoad" loext:mime-type="image/png"/></draw:frame>Obrázek <text:sequence text:ref-name="refFigure168" text:name="Figure" text:formula="ooow:Figure+1" style:num-format="1">3</text:sequence>: Galerie v postranním panelu</text:p></draw:text-box></draw:frame></text:p>
      <text:p text:style-name="P26">To insert an <text:span text:style-name="T91">image from the Gallery</text:span>:</text:p>
      <text:list xml:id="list639156595" text:style-name="Numbering_20_1">
        <text:list-item text:start-value="1">
          <text:p text:style-name="P72">Click the <text:span text:style-name="Strong_20_Emphasis">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31">You can also right-click on the object and choose <text:span text:style-name="Strong_20_Emphasis">Insert</text:span>.</text:p>
      <text:list xml:id="list74808172923724" text:continue-list="list74807382826829" text:style-name="Heading_20_Note">
        <text:list-item>
          <text:p text:style-name="Heading_20_Note">Poznámka</text:p>
        </text:list-item>
      </text:list>
      <text:p text:style-name="Text_20_Note"><text:alphabetical-index-mark text:string-value="odkazování objektů z galerie"/>To insert an <text:span text:style-name="T91">image</text:span> as a link, <text:span text:style-name="T93">hold down</text:span><text:span text:style-name="T8"> the </text:span><text:span text:style-name="Keystroke">Shift</text:span><text:span text:style-name="T8"> and </text:span><text:span text:style-name="Keystroke">Ctrl</text:span><text:span text:style-name="T8"> keys </text:span><text:span text:style-name="T9">while</text:span><text:span text:style-name="T8"> drag</text:span><text:span text:style-name="T9">ging</text:span><text:span text:style-name="T8"> the object into the document.</text:span></text:p>
      <text:h text:style-name="Heading_20_1" text:outline-level="1"><text:bookmark-start text:name="__RefHeading__4831_870770622"/><text:soft-page-break/><text:alphabetical-index-mark text:string-value="úprava" text:key1="obrázky"/>Modifying images<text:bookmark-end text:name="__RefHeading__4831_870770622"/></text:h>
      <text:p text:style-name="Text_20_body">When you insert a new image, you may need to modify it to suit the document. <text:span text:style-name="T53">Any c</text:span>hanges made in Calc do not affect the original <text:span text:style-name="T53">image</text:span>, whether it is <text:span text:style-name="T53">an </text:span>embedded or linked <text:span text:style-name="T53">image file</text:span>.</text:p>
      <text:p text:style-name="Text_20_body">Calc provides <text:span text:style-name="T55">several</text:span> tools for working with images. <text:span text:style-name="T91">T</text:span>hese tools are sufficient for most requirements. However, for professional results it is generally better to use <text:span text:style-name="T104">LibreOffice Draw or other software designed to modify image files, </text:span>and then insert the result into Calc.</text:p>
      <text:h text:style-name="Heading_20_2" text:outline-level="2"><text:bookmark-start text:name="__RefHeading__19775_587482907"/>Using the <text:alphabetical-index-mark-start text:id="IMark409318200"/><text:span text:style-name="T93">Image</text:span> toolbar<text:bookmark-end text:name="__RefHeading__19775_587482907"/><text:alphabetical-index-mark-end text:id="IMark409318200"/></text:h>
      <text:p text:style-name="Text_20_Body_20_List_20_Intro">When you insert an image or select one already present in <text:span text:style-name="T111">the spreadsheet</text:span>, the <text:span text:style-name="T93">Image</text:span> toolbar <text:span text:style-name="T105">replaces the Formatting toolbar</text:span>. <text:span text:style-name="T56">If it does not appear, go to </text:span><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text:span><text:span text:style-name="Strong_20_Emphasis"><text:span text:style-name="T93">Image</text:span></text:span> <text:span text:style-name="T56">on the Menu bar.</text:span> The tools available on the <text:span text:style-name="T25">Image</text:span> toolbar are <text:span text:style-name="T108">described below.</text:span></text:p>
      <text:list xml:id="list74806511137066" text:continue-numbering="true" text:style-name="Heading_20_Note">
        <text:list-item>
          <text:p text:style-name="P57">Poznámka</text:p>
        </text:list-item>
      </text:list>
      <text:p text:style-name="P30"><text:span text:style-name="T108">Image properties selections </text:span>affect only the display and printing of the <text:span text:style-name="T107">image.</text:span> <text:span text:style-name="T108">T</text:span>he original <text:span text:style-name="T107">image</text:span> file remains unchanged.</text:p>
      <text:list xml:id="list74807423709544" text:continue-list="list1796015239" text:style-name="List_20_1">
        <text:list-item>
          <text:p text:style-name="P59"><text:span text:style-name="Strong_20_Emphasis">Anchor</text:span> – <text:span text:style-name="T105">choose between anchoring the image to a cell or to a page. See “</text:span><text:span text:style-name="T105"><text:bookmark-ref text:reference-format="text" text:ref-name="__RefHeading__36112413">Anchoring images</text:bookmark-ref></text:span><text:span text:style-name="T105">” on page </text:span><text:span text:style-name="T105"><text:bookmark-ref text:reference-format="page" text:ref-name="__RefHeading__36112413">11</text:bookmark-ref></text:span><text:span text:style-name="T105">.</text:span></text:p>
        </text:list-item>
        <text:list-item>
          <text:p text:style-name="P60"><text:span text:style-name="Strong_20_Emphasis">Align</text:span><text:span text:style-name="T59"> – if two or more images are selected, you can adjust the horizontal and vertical alignment of the images in relation to each other. See “</text:span><text:span text:style-name="T59"><text:bookmark-ref text:reference-format="text" text:ref-name="__RefHeading__41593724">Aligning images</text:bookmark-ref></text:span><text:span text:style-name="T59">” on page </text:span><text:span text:style-name="T59"><text:bookmark-ref text:reference-format="page" text:ref-name="__RefHeading__41593724">11</text:bookmark-ref></text:span><text:span text:style-name="T59">.</text:span></text:p>
        </text:list-item>
        <text:list-item>
          <text:p text:style-name="P62">Six buttons for arrangement (the position of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Background</text:span>. S<text:span text:style-name="T59">ee “</text:span><text:span text:style-name="T59"><text:bookmark-ref text:reference-format="text" text:ref-name="__RefHeading__42669_701536291">Arranging images</text:bookmark-ref></text:span><text:span text:style-name="T59">” on page </text:span><text:span text:style-name="T59"><text:bookmark-ref text:reference-format="page" text:ref-name="__RefHeading__42669_701536291">10</text:bookmark-ref></text:span><text:span text:style-name="T59">.</text:span></text:p>
        </text:list-item>
        <text:list-item>
          <text:p text:style-name="P62"><text:span text:style-name="Strong_20_Emphasis">Line Style</text:span>, <text:span text:style-name="Strong_20_Emphasis">Line Width</text:span>, <text:span text:style-name="Strong_20_Emphasis">Line Color</text:span> – set the attributes of the border around the image.</text:p>
        </text:list-item>
        <text:list-item>
          <text:p text:style-name="P61"><text:span text:style-name="Strong_20_Emphasis"><text:span text:style-name="T106">Area Style/Filling</text:span></text:span><text:span text:style-name="T106"> – sets the color or other characteristics of the background area that contains the image, not the image itself. To see the background, you must set the transparency of the image to a suitably high value. See the </text:span><text:span text:style-name="Emphasis">Draw Guide</text:span><text:span text:style-name="T58"> for more information on how to modify areas.</text:span></text:p>
        </text:list-item>
        <text:list-item>
          <text:p text:style-name="P61"><text:span text:style-name="Strong_20_Emphasis"><text:span text:style-name="T106">Shadow</text:span></text:span><text:span text:style-name="T106"> – sets the default shadow effect around the image. To adjust the shadow effect, open the Area dialog and choose the </text:span><text:span text:style-name="Emphasis">Shadow</text:span><text:span text:style-name="T57"> tab.</text:span></text:p>
        </text:list-item>
        <text:list-item>
          <text:p text:style-name="List_20_1"><text:span text:style-name="Strong_20_Emphasis">Filter</text:span> – opens the <text:span text:style-name="T107">Image</text:span> Filter toolbar. <text:span text:style-name="T107">See</text:span> <text:span text:style-name="T107">the </text:span><text:span text:style-name="Emphasis"><text:span text:style-name="T107">Draw Guide</text:span></text:span><text:span text:style-name="T107"> for details on image filters</text:span>.</text:p>
        </text:list-item>
        <text:list-item>
          <text:p text:style-name="List_20_1"><text:span text:style-name="Strong_20_Emphasis"><text:span text:style-name="T114">Image</text:span></text:span><text:span text:style-name="Strong_20_Emphasis"> </text:span><text:span text:style-name="Strong_20_Emphasis"><text:span text:style-name="T114">M</text:span></text:span><text:span text:style-name="Strong_20_Emphasis">ode</text:span> – changes the display of the <text:span text:style-name="T117">image</text:span> from color to grayscale, black and white, or a watermark. This setting affects only the display and printing of the <text:span text:style-name="T107">image</text:span>; the original <text:span text:style-name="T107">image</text:span> file remains unchanged.</text:p>
        </text:list-item>
        <text:list-item text:style-override="OOoBullets_20_1">
          <text:p text:style-name="P65"><text:span text:style-name="Strong_20_Emphasis">Crop</text:span> – places cropping handles around the image. Drag a handle to crop (hide) the edges of the image.</text:p>
        </text:list-item>
        <text:list-item text:style-override="OOoBullets_20_1">
          <text:p text:style-name="P66"><draw:frame draw:style-name="fr15" draw:name="Image12" text:anchor-type="paragraph" svg:x="5.7445in" svg:y="0.0028in" svg:width="0.7874in" svg:height="1.5902in" draw:z-index="6"><draw:image xlink:href="Pictures/1000020100000073000000E8C954F6199B5E9441.png" xlink:type="simple" xlink:show="embed" xlink:actuate="onLoad" loext:mime-type="image/png"/></draw:frame><text:span text:style-name="Strong_20_Emphasis">Flip Horizontally</text:span> and <text:span text:style-name="Strong_20_Emphasis">Flip Vertically</text:span> – <text:span text:style-name="T114">changes the orientation of the image.</text:span></text:p>
        </text:list-item>
        <text:list-item text:style-override="OOoBullets_20_1">
          <text:p text:style-name="P66"><text:span text:style-name="Strong_20_Emphasis">Rotate</text:span> – places rotation handles around the image.</text:p>
        </text:list-item>
        <text:list-item text:style-override="OOoBullets_20_1">
          <text:p text:style-name="P63"><text:span text:style-name="Strong_20_Emphasis">Transparency</text:span> – adjust<text:span text:style-name="T108">s</text:span> the degree of transparency of the picture between 0% (opaque) and 100% (fully transparent).</text:p>
        </text:list-item>
        <text:list-item text:style-override="OOoBullets_20_1">
          <text:p text:style-name="P64"><text:span text:style-name="Strong_20_Emphasis">Color</text:span> – opens the Color toolbar to adjust the values of the Red, Green, Blue <text:span text:style-name="T107">colors,</text:span> <text:alphabetical-index-mark-start text:id="IMark409318200"/>brightness<text:alphabetical-index-mark-end text:id="IMark409318200"/>, <text:alphabetical-index-mark-start text:id="IMark524442424"/>contrast<text:alphabetical-index-mark-end text:id="IMark524442424"/> and <text:alphabetical-index-mark-start text:id="IMark402288792"/>Gamma<text:alphabetical-index-mark-end text:id="IMark402288792"/>.</text:p>
        </text:list-item>
      </text:list>
      <text:h text:style-name="P52" text:outline-level="2"><text:bookmark-start text:name="__RefHeading___Toc66023_1507088200"/>Using the Properties pane in the Sidebar<text:bookmark-end text:name="__RefHeading___Toc66023_1507088200"/></text:h>
      <text:p text:style-name="P11">Some of the settings in the Image toolbar are also available in the Properties pane in the Sidebar when an image is selected. These include the <text:span text:style-name="Strong_20_Emphasis">Color</text:span>, <text:span text:style-name="Strong_20_Emphasis">Line</text:span>, and <text:span text:style-name="Strong_20_Emphasis">Transparency</text:span> settings.</text:p>
      <text:h text:style-name="Heading_20_2" text:outline-level="2"><text:bookmark-start text:name="__RefHeading__42667_701536291"/><text:soft-page-break/><text:span text:style-name="T60">Adding t</text:span>ext<text:bookmark-end text:name="__RefHeading__42667_701536291"/></text:h>
      <text:p text:style-name="Text_20_body"><text:span text:style-name="T109">Y</text:span>o<text:span text:style-name="T109">u can</text:span> add text to an image <text:span text:style-name="T109">or drawing object</text:span>. <text:span text:style-name="T109">That text will move with the image when the image is repositioned. For more information on adding text to images, see the </text:span><text:span text:style-name="T4">Draw Guide</text:span><text:span text:style-name="T61">.</text:span></text:p>
      <text:list xml:id="list3826523314" text:style-name="Numbering_20_1">
        <text:list-item>
          <text:p text:style-name="Numbering_20_1">Double-click on the image. <text:span text:style-name="T109">T</text:span>he text cursor flashes in the center of the image. The Text Formatting toolbar automatically opens at the top of the spreadsheet.</text:p>
        </text:list-item>
      </text:list>
      <text:p text:style-name="Figure"><draw:frame draw:style-name="fr4" draw:name="Frame5" text:anchor-type="as-char" svg:width="6.6929in" draw:z-index="15"><draw:text-box fo:min-height="0.2339in"><text:p text:style-name="Caption"><text:span text:style-name="T37"><draw:frame draw:style-name="fr11" draw:name="Image8" text:anchor-type="as-char" svg:width="6.6929in" style:rel-width="100%" svg:height="0.2339in" style:rel-height="scale" draw:z-index="16"><draw:image xlink:href="Pictures/100002010000040600000024D694F27DCB26C977.png" xlink:type="simple" xlink:show="embed" xlink:actuate="onLoad" loext:mime-type="image/png"/></draw:frame></text:span><text:span text:style-name="T37"><text:line-break/></text:span>Figure <text:sequence text:ref-name="refFigure169" text:name="Figure" text:formula="ooow:Figure+1" style:num-format="1">4</text:sequence>: Text Formatting toolbar for images</text:p></draw:text-box></draw:frame></text:p>
      <text:list xml:id="list74807183348181" text:continue-numbering="true" text:style-name="Numbering_20_1">
        <text:list-item>
          <text:p text:style-name="Numbering_20_1"><text:span text:style-name="T109">Type your</text:span> text and us<text:span text:style-name="T109">e</text:span> the tools on the Text Formatting toolbar <text:span text:style-name="T109">to format it</text:span>. <text:span text:style-name="T110">Most of the tools are the same as those for formatting text in cells.</text:span></text:p>
        </text:list-item>
        <text:list-item>
          <text:p text:style-name="P70">To adjust the position of the text <text:span text:style-name="T61">or how it appears in the image</text:span>, right-click on the image and select <text:span text:style-name="Strong_20_Emphasis">Text</text:span> from the context <text:span text:style-name="T109">menu </text:span>to open the Text dialog (<text:span text:style-name="T109">Figure </text:span><text:sequence-ref text:reference-format="value" text:ref-name="refFigure170">5</text:sequence-ref>).</text:p>
        </text:list-item>
      </text:list>
      <text:p text:style-name="Figure"><draw:frame draw:style-name="fr6" draw:name="Frame10" text:anchor-type="as-char" svg:width="3.4902in" draw:z-index="2"><draw:text-box fo:min-height="2.5772in"><text:p text:style-name="Caption"><draw:frame draw:style-name="fr14" draw:name="Image7" text:anchor-type="paragraph" svg:width="3.4764in" svg:height="2.3874in" draw:z-index="17"><draw:image xlink:href="Pictures/10000201000001CF000001C8E890F0B1884DE3FE.png" xlink:type="simple" xlink:show="embed" xlink:actuate="onLoad" loext:mime-type="image/png"/></draw:frame>Figure <text:sequence text:ref-name="refFigure170" text:name="Figure" text:formula="ooow:Figure+1" style:num-format="1">5</text:sequence>: <text:span text:style-name="T62">Text</text:span> dialog</text:p></draw:text-box></draw:frame></text:p>
      <text:list xml:id="list74807963659293" text:continue-numbering="true" text:style-name="Numbering_20_1">
        <text:list-item>
          <text:p text:style-name="Numbering_20_1">Make any necessary changes and click <text:span text:style-name="Strong_20_Emphasis">OK</text:span> to close the dialog.</text:p>
        </text:list-item>
      </text:list>
      <text:h text:style-name="Heading_20_1" text:outline-level="1"><text:bookmark-start text:name="__RefHeading__19779_587482907"/><text:span text:style-name="T63">Positioning, resizing, and arranging </text:span>image<text:span text:style-name="T64">s</text:span><text:bookmark-end text:name="__RefHeading__19779_587482907"/></text:h>
      <text:h text:style-name="Heading_20_2" text:outline-level="2"><text:bookmark-start text:name="__RefHeading__41116_701536291"/>Pomocí myši<text:bookmark-end text:name="__RefHeading__41116_701536291"/></text:h>
      <text:p text:style-name="Text_20_body">To move an image to a new position in your spreadsheet, click on the image and drag it to a new position. The image will still be anchored to the cell or page <text:span text:style-name="T111">it</text:span> was originally anchored to.</text:p>
      <text:p text:style-name="Text_20_Body_20_List_20_Intro"><text:bookmark-start text:name="__RefHeading__41120_701536291"/><text:span text:style-name="T108">To r</text:span>esiz<text:span text:style-name="T108">e an image:</text:span><text:bookmark-end text:name="__RefHeading__41120_701536291"/></text:p>
      <text:list xml:id="list1578366728" text:style-name="Numbering_20_1">
        <text:list-item text:start-value="1">
          <text:p text:style-name="Numbering_20_1">Click <text:span text:style-name="T65">on </text:span>the <text:span text:style-name="T65">image</text:span> to <text:span text:style-name="T65">display</text:span> the <text:span text:style-name="T65">selection</text:span> handles.</text:p>
        </text:list-item>
        <text:list-item>
          <text:p text:style-name="Numbering_20_1">Position the <text:span text:style-name="T65">cursor</text:span> over one of the <text:span text:style-name="T65">selection</text:span> handles. The <text:span text:style-name="T65">cursor</text:span> changes shape, giving a graphical representation of the direction of the resizing. <text:span text:style-name="T65">The corner handles resize both the width and the height of the image simultaneously. The top, bottom, left and right handles only resize one dimension at a time.</text:span></text:p>
        </text:list-item>
        <text:list-item>
          <text:p text:style-name="Numbering_20_1">Click and drag to resize the <text:span text:style-name="T65">image</text:span>.</text:p>
        </text:list-item>
      </text:list>
      <text:list xml:id="list306363739" text:style-name="Heading_20_Tip">
        <text:list-item>
          <text:p text:style-name="Heading_20_Tip">Tip</text:p>
        </text:list-item>
      </text:list>
      <text:p text:style-name="Text_20_Note">To retain the original proportions of the image, <text:span text:style-name="Keystroke">Shift+click</text:span> one of the corner handles, then drag.</text:p>
      <text:h text:style-name="Heading_20_2" text:outline-level="2"><text:bookmark-start text:name="__RefHeading__41122_701536291"/><text:soft-page-break/><text:span text:style-name="T108">Using the </text:span>Position and Size dialog<text:bookmark-end text:name="__RefHeading__41122_701536291"/></text:h>
      <text:p text:style-name="Text_20_body"><text:span text:style-name="T111">T</text:span>o accurately position and size an <text:span text:style-name="T65">image in your spreadsheet</text:span>, go to <text:span text:style-name="Strong_20_Emphasis">Format &gt; </text:span><text:span text:style-name="Strong_20_Emphasis"><text:span text:style-name="T111">Object &gt; </text:span></text:span><text:span text:style-name="Strong_20_Emphasis">Position and Size</text:span> on the <text:span text:style-name="T111">M</text:span>enu bar, or right-click on an <text:span text:style-name="T65">image</text:span> and select <text:span text:style-name="Strong_20_Emphasis">Position and Size</text:span> from the context menu.</text:p>
      <text:p text:style-name="Text_20_body">On the Position and Size tab (<text:span text:style-name="T111">Figure </text:span><text:sequence-ref text:reference-format="value" text:ref-name="refFigure171">6</text:sequence-ref>), <text:span text:style-name="T112">you can</text:span> set the<text:span text:style-name="T112">se</text:span> values:</text:p>
      <text:list xml:id="list74806992061801" text:continue-list="list74807423709544" text:style-name="List_20_1">
        <text:list-item>
          <text:p text:style-name="List_20_1"><text:span text:style-name="Strong_20_Emphasis">Position</text:span><text:span text:style-name="T66"> – the location of the selected image on the spreadsheet.</text:span></text:p>
        </text:list-item>
      </text:list>
      <text:list xml:id="list1691994242" text:style-name="List_20_2">
        <text:list-item>
          <text:p text:style-name="List_20_2"><text:span text:style-name="T5">Position X</text:span><text:span text:style-name="T66"> – the horizontal distance from the base point selected in the grid.</text:span></text:p>
        </text:list-item>
        <text:list-item>
          <text:p text:style-name="List_20_2"><text:span text:style-name="T5">Position Y</text:span><text:span text:style-name="T66"> – the vertical distance from the base point selected in the grid.</text:span></text:p>
        </text:list-item>
      </text:list>
      <text:p text:style-name="P34"><draw:frame draw:style-name="fr7" draw:name="Rahmen35" text:anchor-type="as-char" svg:y="-3.6409in" svg:width="3.9272in" draw:z-index="3"><draw:text-box fo:min-height="3.6382in"><text:p text:style-name="Caption"><draw:frame draw:style-name="fr13" draw:name="Image9" text:anchor-type="paragraph" svg:width="3.9366in" svg:height="3.439in" draw:z-index="18"><draw:image xlink:href="Pictures/10000201000001E9000001E00B45745D17174EB7.png" xlink:type="simple" xlink:show="embed" xlink:actuate="onLoad" loext:mime-type="image/png"/></draw:frame>Figure <text:sequence text:ref-name="refFigure171" text:name="Figure" text:formula="ooow:Figure+1" style:num-format="1">6</text:sequence>: Position and Size dialog</text:p></draw:text-box></draw:frame></text:p>
      <text:list xml:id="list74808149463282" text:continue-list="list74806992061801" text:style-name="List_20_1">
        <text:list-item>
          <text:p text:style-name="List_20_1"><text:span text:style-name="T30">Size</text:span><text:span text:style-name="T66"> – the width and height of the image with respect to the selected base point.</text:span></text:p>
        </text:list-item>
        <text:list-item>
          <text:p text:style-name="P58"><text:span text:style-name="Strong_20_Emphasis">Protect</text:span> – To prevent accidental movement or resizing of the image, select the relevant option.</text:p>
        </text:list-item>
      </text:list>
      <text:p text:style-name="Text_20_body">The units of measurement used for X//Y coordinates and the width and height of the <text:span text:style-name="T65">image</text:span> are set by going to <text:span text:style-name="Strong_20_Emphasis">Tools &gt; Options &gt; LibreOffice Draw &gt; General</text:span>.</text:p>
      <text:p text:style-name="Text_20_body">The default location of the base points for position and size is the upper left corner of the <text:span text:style-name="T65">spreadsheet</text:span>. You can temporarily change this base point to make positioning or dimensioning simpler by clicking on a <text:span text:style-name="T66">position</text:span> corresponding to the location of the base point you want to use. This change in base point is only valid for single use and the base point is reset to the standard position of top left corner when you close the Position and Size dialog.</text:p>
      <text:p text:style-name="P12"><text:span text:style-name="T112">You can also rotate or slant an image (using</text:span> the <text:span text:style-name="Emphasis">Rotation</text:span> or <text:span text:style-name="Emphasis">Slant &amp; Corner Radius</text:span> tabs of the <text:span text:style-name="T23">Position and Size</text:span> dialog<text:span text:style-name="T112">). See the </text:span><text:span text:style-name="Emphasis"><text:span text:style-name="T112">Draw Guide</text:span></text:span><text:span text:style-name="T112"> for details.</text:span></text:p>
      <text:h text:style-name="Heading_20_2" text:outline-level="2"><text:bookmark-start text:name="__RefHeading__42669_701536291"/><text:alphabetical-index-mark text:string-value="uspořádání" text:key1="obrázky"/>Arranging <text:span text:style-name="T69">images</text:span><text:bookmark-end text:name="__RefHeading__42669_701536291"/></text:h>
      <text:p text:style-name="Text_20_Body_20_List_20_Intro">Each image that you place in <text:span text:style-name="T120">a</text:span> spreadsheet is successively stacked on the preceding image, <text:span text:style-name="T120">whether or not they overlap</text:span>. Use the arrange commands to change the stacking order of images. You cannot change the stacking order of text.</text:p>
      <text:list xml:id="list74806432479788" text:continue-list="list74807963659293" text:style-name="Numbering_20_1">
        <text:list-item text:start-value="1">
          <text:p text:style-name="Numbering_20_1">Select the image you want to <text:span text:style-name="T120">ch</text:span>ange.</text:p>
        </text:list-item>
        <text:list-item>
          <text:p text:style-name="Numbering_20_1">Go to <text:span text:style-name="Strong_20_Emphasis">Format &gt; Arrange</text:span> on the <text:span text:style-name="T114">M</text:span>enu bar, or right-click on the image and select one of the arrange<text:span text:style-name="T115">ment</text:span> options described below.</text:p>
        </text:list-item>
        <text:list-item>
          <text:p text:style-name="Numbering_20_1"><text:soft-page-break/>Alternatively, click on the <text:span text:style-name="Strong_20_Emphasis">Bring to Front</text:span> icon or the <text:span text:style-name="Strong_20_Emphasis">Send to Back</text:span> icon on the <text:span text:style-name="T114">Image</text:span> toolbar to quickly move <text:span text:style-name="T114">the</text:span> image to the front or rear of the stack.</text:p>
        </text:list-item>
      </text:list>
      <text:p text:style-name="Text_20_Body_20_List_20_Intro">The <text:span text:style-name="T115">arrangement </text:span>options are as follows:</text:p>
      <text:list xml:id="list74808166877034" text:continue-list="list74808149463282" text:style-name="List_20_1">
        <text:list-item>
          <text:p text:style-name="List_20_1"><text:span text:style-name="Strong_20_Emphasis">Bring to Front</text:span> – <text:span text:style-name="T70">moves the selected image to the top of the stacking order, so that it is in front of other images.</text:span></text:p>
        </text:list-item>
        <text:list-item>
          <text:p text:style-name="List_20_1"><text:span text:style-name="Strong_20_Emphasis">Forward </text:span><text:span text:style-name="Strong_20_Emphasis"><text:span text:style-name="T120">One</text:span></text:span> – <text:span text:style-name="T70">moves the selected image up one level, so that it is closer to top of the stacking order. Not available on the Picture toolbar.</text:span></text:p>
        </text:list-item>
        <text:list-item>
          <text:p text:style-name="List_20_1"><text:span text:style-name="Strong_20_Emphasis">Back One</text:span><text:span text:style-name="T70"> – moves the selected image down one level, so that it is closer to the bottom of the stacking order. Not available on the Image toolbar.</text:span></text:p>
        </text:list-item>
        <text:list-item>
          <text:p text:style-name="List_20_1"><text:span text:style-name="Strong_20_Emphasis">Send to Back</text:span><text:span text:style-name="T70"> – moves the selected image to the bottom of the stacking order, so that it is behind the other images.</text:span></text:p>
        </text:list-item>
        <text:list-item>
          <text:p text:style-name="List_20_1"><text:span text:style-name="Strong_20_Emphasis">To Foreground</text:span><text:span text:style-name="T70"> – moves the selected image in front of text.</text:span></text:p>
        </text:list-item>
        <text:list-item>
          <text:p text:style-name="List_20_1"><text:span text:style-name="Strong_20_Emphasis">To Background</text:span> – <text:span text:style-name="T70">moves the selected image behind text. To select a background image so that you can modify or replace it, you have to use the Navigator. Other methods of selection, such as clicking or double-clicking, do not work.</text:span></text:p>
        </text:list-item>
      </text:list>
      <text:h text:style-name="Heading_20_2" text:outline-level="2"><text:bookmark-start text:name="__RefHeading__36112413"/><text:alphabetical-index-mark text:string-value="anchoring of objects"/><text:alphabetical-index-mark text:string-value="ukotvení" text:key1="obrázky"/>Anchoring <text:span text:style-name="T70">images</text:span><text:bookmark-end text:name="__RefHeading__36112413"/></text:h>
      <text:p text:style-name="P27">Anchors <text:span text:style-name="T71">images</text:span> <text:span text:style-name="T71">so they </text:span>stay in <text:span text:style-name="T71">their position in </text:span>relation to other items.</text:p>
      <text:list xml:id="list74807953326299" text:continue-numbering="true" text:style-name="List_20_1">
        <text:list-item>
          <text:p text:style-name="P67"><text:span text:style-name="T31">T</text:span><text:span text:style-name="T28">o </text:span><text:span text:style-name="T31">P</text:span><text:span text:style-name="T28">age</text:span> – <text:span text:style-name="T71">a</text:span>nchor a<text:span text:style-name="T71">n</text:span> <text:span text:style-name="T71">image</text:span> to the page to position <text:span text:style-name="T117">it</text:span> in a specific place. The <text:span text:style-name="T71">image</text:span> does not move when cells are added or deleted; <text:span text:style-name="T117">it</text:span> will always stay in the <text:span text:style-name="T71">same </text:span>position on the page where it is placed.</text:p>
        </text:list-item>
        <text:list-item>
          <text:p text:style-name="P67"><text:span text:style-name="T31">To</text:span><text:span text:style-name="T28"> </text:span><text:span text:style-name="T31">C</text:span><text:span text:style-name="T28">ell</text:span> – <text:span text:style-name="T71">a</text:span>nchor a<text:span text:style-name="T71">n</text:span> <text:span text:style-name="T71">image</text:span> to a cell <text:span text:style-name="T119">to</text:span> ensure that the <text:span text:style-name="T117">image</text:span> always stays with the content it is originally anchored to. If a<text:span text:style-name="T71">n image</text:span> is anchored to cell B10, and a new row is inserted <text:span text:style-name="T117">above row 10</text:span>, the <text:span text:style-name="T117">image</text:span> will then be anchored to cell B11.</text:p>
        </text:list-item>
      </text:list>
      <text:p text:style-name="P27"><text:span text:style-name="T70">T</text:span>o anchor an image or change the type of anchor used:</text:p>
      <text:list xml:id="list74806479292947" text:continue-numbering="true" text:style-name="List_20_1">
        <text:list-item>
          <text:p text:style-name="List_20_1"><text:span text:style-name="T71">G</text:span>o to <text:span text:style-name="Strong_20_Emphasis">Format &gt; Anchor &gt; To Page</text:span><text:span text:style-name="T71"> or </text:span><text:span text:style-name="Strong_20_Emphasis">To Cell</text:span><text:span text:style-name="T71"> </text:span>on the <text:span text:style-name="T115">M</text:span>enu bar, or right-click <text:span text:style-name="T71">on the image and select </text:span><text:span text:style-name="Strong_20_Emphasis"><text:span text:style-name="T71">Anchor &gt; </text:span></text:span><text:span text:style-name="Strong_20_Emphasis">To Page</text:span><text:span text:style-name="T71"> or </text:span><text:span text:style-name="Strong_20_Emphasis">To Cell</text:span><text:span text:style-name="T71"> from the context menu.</text:span></text:p>
        </text:list-item>
        <text:list-item>
          <text:p text:style-name="List_20_1">Alternatively, click on the <text:span text:style-name="Strong_20_Emphasis">Change Anchor</text:span> icon on the <text:span text:style-name="T115">Image</text:span> toolbar and the anchor type will toggle between <text:span text:style-name="Strong_20_Emphasis">To Page</text:span> or <text:span text:style-name="Strong_20_Emphasis">To Cell</text:span>.</text:p>
        </text:list-item>
      </text:list>
      <text:h text:style-name="Heading_20_2" text:outline-level="2"><text:bookmark-start text:name="__RefHeading__41593724"/>Aligning <text:span text:style-name="T71">images</text:span><text:bookmark-end text:name="__RefHeading__41593724"/></text:h>
      <text:p text:style-name="P28">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74807311705611" text:continue-list="list74806432479788" text:style-name="Numbering_20_1">
        <text:list-item text:start-value="1">
          <text:p text:style-name="Numbering_20_1">Select all of the <text:span text:style-name="T117">images</text:span> to be aligned.</text:p>
        </text:list-item>
        <text:list-item>
          <text:p text:style-name="Numbering_20_1"><text:span text:style-name="T71">G</text:span>o to <text:span text:style-name="Strong_20_Emphasis">Format &gt; Align</text:span><text:span text:style-name="T71"> </text:span>on the <text:span text:style-name="T119">M</text:span>enu bar, or right-click <text:span text:style-name="T71">on the image and select </text:span><text:span text:style-name="Strong_20_Emphasis">Align </text:span><text:span text:style-name="T71">from the context menu, or </text:span>click on the <text:span text:style-name="Strong_20_Emphasis">Alignment</text:span> icon <text:span text:style-name="T72">on the Picture toolbar.</text:span></text:p>
        </text:list-item>
        <text:list-item>
          <text:p text:style-name="Numbering_20_1"><text:span text:style-name="T72">S</text:span>elect one of the six options <text:span text:style-name="T72">available for alignment.</text:span></text:p>
        </text:list-item>
      </text:list>
      <text:h text:style-name="Heading_20_2" text:outline-level="2"><text:bookmark-start text:name="__RefHeading__5771_1681121268"/><text:span text:style-name="T68">G</text:span>rouping <text:span text:style-name="T67">and ungrouping </text:span>images<text:bookmark-end text:name="__RefHeading__5771_1681121268"/></text:h>
      <text:p text:style-name="Text_20_Body_20_List_20_Intro"><text:span text:style-name="T97">To</text:span> group several images so that they become <text:span text:style-name="T96">a single </text:span>object in <text:span text:style-name="T96">the</text:span> spreadsheet:</text:p>
      <text:list xml:id="list74806990822061" text:continue-list="list74807311705611" text:style-name="Numbering_20_1">
        <text:list-item text:start-value="1">
          <text:p text:style-name="Numbering_20_1">Select the images you want to group <text:span text:style-name="T96">(select one and hold down the </text:span><text:span text:style-name="Keystroke"><text:span text:style-name="T96">Shift</text:span></text:span><text:span text:style-name="T96"> key while selecting others)</text:span>.</text:p>
        </text:list-item>
        <text:list-item>
          <text:p text:style-name="Numbering_20_1">Go to <text:span text:style-name="Strong_20_Emphasis">Format &gt; Group &gt; Group</text:span> on the <text:span text:style-name="T96">M</text:span>enu bar, or right-click on the selected images and select <text:span text:style-name="Strong_20_Emphasis">Group</text:span> from the context menu.</text:p>
        </text:list-item>
      </text:list>
      <text:p text:style-name="Text_20_Body_20_List_20_Intro"><text:bookmark-start text:name="__RefHeading__74313_720549803"/><text:soft-page-break/><text:span text:style-name="T96">To u</text:span>ngroup <text:span text:style-name="T96">images:</text:span><text:bookmark-end text:name="__RefHeading__74313_720549803"/></text:p>
      <text:list xml:id="list74806393926119" text:continue-list="list74806990822061" text:style-name="OOoNum_20_123">
        <text:list-item text:start-value="1">
          <text:p text:style-name="P73">Select the image group you want to ungroup.</text:p>
        </text:list-item>
        <text:list-item>
          <text:p text:style-name="P73">Go to <text:span text:style-name="Strong_20_Emphasis">Format &gt; Group &gt; Ungroup</text:span> on the <text:span text:style-name="T96">M</text:span>enu bar, or right-click on the selected images and select <text:span text:style-name="Strong_20_Emphasis">Ungroup</text:span> from the context menu.</text:p>
        </text:list-item>
      </text:list>
      <text:p text:style-name="Text_20_Body_20_List_20_Intro"><text:bookmark-start text:name="__RefHeading__74315_720549803"/><text:span text:style-name="T96">To e</text:span>dit <text:span text:style-name="T96">an image in a </text:span>group:<text:bookmark-end text:name="__RefHeading__74315_720549803"/></text:p>
      <text:list xml:id="list74807624721705" text:continue-list="list74806393926119" text:style-name="OOoNum_20_123">
        <text:list-item text:start-value="1">
          <text:p text:style-name="P73">Select the image group where you want to edit an image within the group.</text:p>
        </text:list-item>
        <text:list-item>
          <text:p text:style-name="P73">Go to <text:span text:style-name="Strong_20_Emphasis">Format &gt; Group &gt; Enter Group</text:span> on the <text:span text:style-name="T96">M</text:span>enu bar, or right-click on the selected images and select <text:span text:style-name="Strong_20_Emphasis">Enter Group</text:span> from the context menu.</text:p>
        </text:list-item>
        <text:list-item>
          <text:p text:style-name="P73">Select the image you want to make changes to and <text:span text:style-name="T96">make</text:span> the changes.</text:p>
        </text:list-item>
        <text:list-item>
          <text:p text:style-name="P73">Go to <text:span text:style-name="Strong_20_Emphasis">Format &gt; Group &gt; Exit Group</text:span> on the <text:span text:style-name="T96">M</text:span>enu bar, or right-click on the selected images and select <text:span text:style-name="Strong_20_Emphasis">Exit Group</text:span> from the context menu.</text:p>
        </text:list-item>
      </text:list>
      <text:h text:style-name="Heading_20_1" text:outline-level="1"><text:bookmark-start text:name="__RefHeading__19799_587482907"/><text:span text:style-name="T97">Using LibreOffice’s</text:span> <text:alphabetical-index-mark-start text:id="IMark673046968"/>drawing tools<text:bookmark-end text:name="__RefHeading__19799_587482907"/><text:alphabetical-index-mark-end text:id="IMark673046968"/></text:h>
      <text:p text:style-name="P9">Calc, like <text:span text:style-name="T73">all</text:span> other components of <text:span text:style-name="T11">LibreOffice</text:span>, has a range of tools to create drawings <text:span text:style-name="T97">such as simple diagrams, using rectangles, circles, lines, text, and other shapes</text:span>.<text:span text:style-name="T73"> You can group several drawing objects to make sure they maintain their relative position and proportion if you move or resize them.</text:span></text:p>
      <text:p text:style-name="Text_20_body">You can also use the drawing tools to annotate photographs, screen captures, or other illustrations produced by other programs, but this is not recommended because <text:span text:style-name="T98">y</text:span>ou cannot include images in a group with drawing objects, so they may not remain aligned in <text:span text:style-name="T98">the</text:span> document. <text:span text:style-name="T94">I</text:span>f you need to create complex drawings, it is recommended to use <text:span text:style-name="T11">LibreOffice</text:span> Draw <text:span text:style-name="T75">and then insert the drawing into your spreadsheet. </text:span>For a more detailed explanation, see the <text:span text:style-name="Emphasis">Draw Guide</text:span>. </text:p>
      <text:h text:style-name="Heading_20_2" text:outline-level="2"><text:bookmark-start text:name="__RefHeading__5266_1681121268"/><text:span text:style-name="T75">D</text:span>rawing toolbar<text:bookmark-end text:name="__RefHeading__5266_1681121268"/></text:h>
      <text:p text:style-name="P10">To begin using the drawing tools, <text:span text:style-name="T74">go to</text:span> <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Drawing</text:span> <text:span text:style-name="T74">to open t</text:span>he Drawing toolbar, <text:span text:style-name="T74">which </text:span>appears <text:span text:style-name="T74">in its default position </text:span>at the bottom of the <text:span text:style-name="T74">spreadsheet</text:span>. You can <text:span text:style-name="T74">make</text:span> this toolbar <text:span text:style-name="T74">a floating toolbar </text:span>and move it to a convenient <text:span text:style-name="T74">position</text:span>.</text:p>
      <text:p text:style-name="P10"><text:span text:style-name="T74">When the Drawing toolbar opens, it opens with a default set of tools as shown in Figure </text:span><text:span text:style-name="T74"><text:sequence-ref text:reference-format="value" text:ref-name="refFigure172">7</text:sequence-ref></text:span><text:span text:style-name="T74">. Hover the mouse pointer over a tool to see a tooltip describing its function. Tools with small arrows to the right side open with palettes of tools. </text:span><text:span text:style-name="T21">To add tools to the Drawing toolbar, right-click in an empty area on the toolbar and select </text:span><text:span text:style-name="Strong_20_Emphasis">Visible Buttons</text:span><text:span text:style-name="T21"> from the context menu.</text:span></text:p>
      <text:p text:style-name="Figure"><draw:frame draw:style-name="fr6" draw:name="Frame11" text:anchor-type="as-char" svg:width="5.9201in" draw:z-index="4"><draw:text-box fo:min-height="0.4555in"><text:p text:style-name="Caption"><draw:frame draw:style-name="fr10" draw:name="Image2" text:anchor-type="paragraph" svg:width="5.8744in" svg:height="0.2598in" draw:z-index="19"><draw:image xlink:href="Pictures/100002010000034600000025EA268ED2ED7DBA35.png" xlink:type="simple" xlink:show="embed" xlink:actuate="onLoad" loext:mime-type="image/png"/></draw:frame><text:span text:style-name="T99">F</text:span>igure <text:sequence text:ref-name="refFigure172" text:name="Figure" text:formula="ooow:Figure+1" style:num-format="1">7</text:sequence>: Drawing toolbar</text:p></draw:text-box></draw:frame></text:p>
      <text:p text:style-name="P24">Chceme-li použít kreslicí nástroj:</text:p>
      <text:list xml:id="list1449131074" text:style-name="Numbering_20_1">
        <text:list-item text:start-value="1">
          <text:p text:style-name="P74">Klepneme v dokumentu na místo, ke kterému chceme kresbu ukotvit. V případě potřeby můžeme ukotvení později změnit.</text:p>
        </text:list-item>
        <text:list-item>
          <text:p text:style-name="P71">Zvolíme nástroj z <text:alphabetical-index-mark text:string-value="nástrojová lišta kresba"/>nástrojové lišty Kresba  (obrázek <text:sequence-ref text:reference-format="value" text:ref-name="refFigure172">7</text:sequence-ref>). The mouse pointer changes to a drawing-functions pointer <draw:frame draw:style-name="fr12" draw:name="Image4" text:anchor-type="as-char" svg:width="0.2189in" svg:height="0.2398in" draw:z-index="20"><draw:image xlink:href="Pictures/100000000000001500000017EAFF80DC363F2CF0.png" xlink:type="simple" xlink:show="embed" xlink:actuate="onLoad" loext:mime-type="image/png"/></draw:frame><text:s/>and the normal Formatting Toolbar changes to Drawing Object Properties toolbar (Figure <text:sequence-ref text:reference-format="value" text:ref-name="refFigure173">8</text:sequence-ref>).</text:p>
        </text:list-item>
        <text:list-item>
          <text:p text:style-name="P74">Move the cross-hair pointer to the place in the document where you want the <text:span text:style-name="T118">drawing object</text:span> to appear and then click and drag to create the object. Uvolníme tlačítko myši. Vybraná kreslicí funkce zůstává aktivní, můžeme proto nakreslit jiný objekt téhož typu.</text:p>
        </text:list-item>
        <text:list-item>
          <text:p text:style-name="P74">Chceme-li vybranou kreslicí funkci zrušit, stiskneme klávesu <text:span text:style-name="Keystroke">Esc</text:span> nebo klepneme na ikonu <text:span text:style-name="Strong_20_Emphasis">Vybrat</text:span> (šipka) na nástrojové liště Kresba.</text:p>
        </text:list-item>
        <text:list-item>
          <text:p text:style-name="P74"><text:soft-page-break/>You can now change the properties (fill color, line type and weight, anchoring, and others) of the drawing object using <text:alphabetical-index-mark text:string-value="Nástrojová lišta Vlastnosti kresby"/>the Drawing Object Properties toolbar (Figure <text:sequence-ref text:reference-format="value" text:ref-name="refFigure173">8</text:sequence-ref>), <text:span text:style-name="T101">the Properties pane in the Sidebar,</text:span> or the choices reached by right-clicking on the drawing object.</text:p>
        </text:list-item>
      </text:list>
      <text:h text:style-name="Heading_20_2" text:outline-level="2"><text:bookmark-start text:name="__RefHeading__19801_587482907"/><text:span text:style-name="T33">Setting the properties of d</text:span><text:span text:style-name="T32">rawing object</text:span><text:span text:style-name="T33">s</text:span><text:bookmark-end text:name="__RefHeading__19801_587482907"/></text:h>
      <text:p text:style-name="Text_20_body"><text:span text:style-name="T24">For more information on the properties of drawing objects, see the </text:span><text:span text:style-name="T6">Draw Guide</text:span><text:span text:style-name="T24">.</text:span></text:p>
      <text:p text:style-name="Text_20_Body_20_List_20_Intro"><text:span text:style-name="T78">You can</text:span> set <text:span text:style-name="T99">some default </text:span>properties for a drawing object before you draw <text:span text:style-name="T78">an object. These default properties are applied only to the current spreadsheet and are are not retained when you close the spreadsheet. The properties apply only to drawing objects.</text:span></text:p>
      <text:list xml:id="list56079655" text:style-name="Numbering_20_1">
        <text:list-item text:start-value="1">
          <text:p text:style-name="Numbering_20_1"><text:span text:style-name="T78">Click </text:span><text:span text:style-name="Strong_20_Emphasis"><text:span text:style-name="T78">Select</text:span></text:span><text:span text:style-name="T78"> o</text:span>n the Drawing toolbar (<text:span text:style-name="T94">Figure </text:span><text:sequence-ref text:reference-format="value" text:ref-name="refFigure172">7</text:sequence-ref>).</text:p>
        </text:list-item>
        <text:list-item>
          <text:p text:style-name="Numbering_20_1">On the Drawing Object Properties toolbar (<text:span text:style-name="T94">Figure </text:span><text:sequence-ref text:reference-format="value" text:ref-name="refFigure173">8</text:sequence-ref>), <text:span text:style-name="T78">set the values you want to use </text:span>for each property. <text:span text:style-name="T79">When you select</text:span> <text:span text:style-name="T79">a</text:span><text:span text:style-name="T23">rea or </text:span><text:span text:style-name="T24">l</text:span><text:span text:style-name="T23">ine</text:span> <text:span text:style-name="T79">properties, dialogs open where you can set the values used for area or line.</text:span></text:p>
        </text:list-item>
      </text:list>
      <text:p text:style-name="Figure"><draw:frame draw:style-name="fr5" draw:name="Frame12" text:anchor-type="as-char" svg:width="5.3508in" draw:z-index="5"><draw:text-box fo:min-height="0.5335in"><text:p text:style-name="Caption"><draw:frame draw:style-name="fr10" draw:name="Image3" text:anchor-type="paragraph" svg:width="5.3118in" svg:height="0.3575in" draw:z-index="10"><draw:image xlink:href="Pictures/1000020100000243000000277A63F7D04A284EE9.png" xlink:type="simple" xlink:show="embed" xlink:actuate="onLoad" loext:mime-type="image/png"/></draw:frame>Obrázek <text:sequence text:ref-name="refFigure173" text:name="Figure" text:formula="ooow:Figure+1" style:num-format="1">8</text:sequence>: Nástrojová lišta Vlastnosti kresby</text:p></draw:text-box></draw:frame></text:p>
      <text:list xml:id="list74808209994128" text:continue-numbering="true" text:style-name="Numbering_20_1">
        <text:list-item>
          <text:p text:style-name="P75">After you draw an object or group it with another object, more properties become active. These appear on the toolbar (Figure <text:sequence-ref text:reference-format="value" text:ref-name="refFigure174">9</text:sequence-ref>) and some are shown in the Properties pane of the Sidebar (Figure <text:sequence-ref text:reference-format="value" text:ref-name="refFigure175">10</text:sequence-ref>).</text:p>
        </text:list-item>
      </text:list>
      <text:p text:style-name="Figure"><draw:frame draw:style-name="fr4" draw:name="Frame3" text:anchor-type="as-char" svg:width="6.6929in" draw:z-index="11"><draw:text-box fo:min-height="0.2043in"><text:p text:style-name="Caption"><draw:frame draw:style-name="fr11" draw:name="Image5" text:anchor-type="as-char" svg:width="6.6929in" style:rel-width="100%" svg:height="0.2043in" style:rel-height="scale" draw:z-index="12"><draw:image xlink:href="Pictures/10000201000003F70000001FC652DD4CA4F8CD07.png" xlink:type="simple" xlink:show="embed" xlink:actuate="onLoad" loext:mime-type="image/png"/></draw:frame><text:span text:style-name="T37"><text:line-break/></text:span>Figure <text:sequence text:ref-name="refFigure174" text:name="Figure" text:formula="ooow:Figure+1" style:num-format="1">9</text:sequence>: Drawing Object Properties toolbar after inserting an object</text:p></draw:text-box></draw:frame></text:p>
      <text:p text:style-name="Figure"><draw:frame draw:style-name="fr1" draw:name="Frame4" text:anchor-type="as-char" svg:width="2.7953in" draw:z-index="25"><draw:text-box fo:min-height="4.7244in"><text:p text:style-name="P43"><draw:frame draw:style-name="fr8" draw:name="Image6" text:anchor-type="paragraph" svg:width="2.7953in" style:rel-width="100%" svg:height="4.7244in" style:rel-height="scale" draw:z-index="26"><draw:image xlink:href="Pictures/100002010000016900000290CB215CA7FBE40BF7.png" xlink:type="simple" xlink:show="embed" xlink:actuate="onLoad" loext:mime-type="image/png"/></draw:frame><text:span text:style-name="T37"><text:line-break/></text:span>Figure <text:sequence text:ref-name="refFigure175" text:name="Figure" text:formula="ooow:Figure+1" style:num-format="1">10</text:sequence>: <text:span text:style-name="T100">Drawing Object </text:span>Properties in Sidebar</text:p></draw:text-box></draw:frame></text:p>
      <text:p text:style-name="Text_20_body"><text:soft-page-break/>You can change the properties <text:span text:style-name="T78">of an existing drawing object </text:span>(fill color, line type and weight, anchoring, and <text:span text:style-name="T76">so on</text:span>) using the <text:alphabetical-index-mark-start text:id="IMark392135160"/>Drawing Object Properties toolbar<text:alphabetical-index-mark-end text:id="IMark392135160"/> (<text:span text:style-name="T95">Figure </text:span><text:sequence-ref text:reference-format="value" text:ref-name="refFigure173">8</text:sequence-ref>), the <text:span text:style-name="T101">Properties pane in the Sidebar, or the context menu</text:span> <text:span text:style-name="T76">when you</text:span> right-click on the drawing object.</text:p>
      <text:h text:style-name="Heading_20_2" text:outline-level="2"><text:bookmark-start text:name="__RefHeading__19803_587482907"/><text:alphabetical-index-mark text:string-value="změna velikosti" text:key1="kresby"/>Resizing drawing object<text:span text:style-name="T77">s</text:span><text:bookmark-end text:name="__RefHeading__19803_587482907"/></text:h>
      <text:p text:style-name="Text_20_body">Select the object <text:span text:style-name="T67">and</text:span> click on one of the <text:span text:style-name="T67">selection</text:span> handles <text:span text:style-name="T67">then</text:span> drag <text:span text:style-name="T67">the object</text:span> to its new size. For a scaled resizing, select one of the corner handles and keep the <text:span text:style-name="Keystroke">Shift</text:span> key pressed while dragging the handle. <text:span text:style-name="T67">For more information, see “</text:span><text:span text:style-name="T67"><text:bookmark-ref text:reference-format="text" text:ref-name="__RefHeading__19779_587482907">Positioning, resizing, and arranging images</text:bookmark-ref></text:span><text:span text:style-name="T67">” on page </text:span><text:span text:style-name="T67"><text:bookmark-ref text:reference-format="page" text:ref-name="__RefHeading__19779_587482907">9</text:bookmark-ref></text:span><text:span text:style-name="T67">.</text:span></text:p>
      <text:h text:style-name="Heading_20_2" text:outline-level="2"><text:bookmark-start text:name="__RefHeading__19805_587482907"/><text:alphabetical-index-mark text:string-value="seskupování" text:key1="kresby"/>Grouping <text:span text:style-name="T80">and ungrouping </text:span>drawing objects<text:bookmark-end text:name="__RefHeading__19805_587482907"/></text:h>
      <text:p text:style-name="Text_20_body"><text:span text:style-name="T117">For grouping, ungrouping, and editing grouped drawing objects, see “</text:span><text:span text:style-name="T117"><text:bookmark-ref text:reference-format="text" text:ref-name="__RefHeading__5771_1681121268">Grouping and ungrouping images</text:bookmark-ref></text:span><text:span text:style-name="T117">” on page </text:span><text:span text:style-name="T117"><text:bookmark-ref text:reference-format="page" text:ref-name="__RefHeading__5771_1681121268">11</text:bookmark-ref></text:span><text:span text:style-name="T117">.</text:span></text:p>
      <text:h text:style-name="Heading_20_1" text:outline-level="1"><text:bookmark-start text:name="__RefHeading__4106_1681121268"/><text:alphabetical-index-mark-start text:id="IMark392135160"/>Additional tools<text:bookmark-end text:name="__RefHeading__4106_1681121268"/><text:alphabetical-index-mark-end text:id="IMark392135160"/></text:h>
      <text:p text:style-name="Text_20_body">Some additional <text:span text:style-name="T81">tools</text:span> are available <text:span text:style-name="T82">when you right-click on an image or drawing object and open</text:span> <text:span text:style-name="T82">the</text:span> context menu.</text:p>
      <text:p text:style-name="Definition_20_Term"><text:bookmark-start text:name="__RefHeading__19789_587482907"/><text:span text:style-name="Definition">Popis</text:span><text:bookmark-end text:name="__RefHeading__19789_587482907"/></text:p>
      <text:p text:style-name="Text_20_body_20_indent">You can add metadata in the form of a title and description to <text:span text:style-name="T82">an</text:span> image. This information is used by accessibility tools (such as screen reader software) and as ALT (alternative <text:span text:style-name="T117">text</text:span>) attributes if you export the document to HTML.</text:p>
      <text:p text:style-name="Definition_20_Term"><text:bookmark-start text:name="__RefHeading__19791_587482907"/>Název<text:bookmark-end text:name="__RefHeading__19791_587482907"/></text:p>
      <text:p text:style-name="Text_20_body_20_indent">You can add a custom name to be assigned to <text:span text:style-name="T82">an</text:span> image;<text:span text:style-name="T82"> this will </text:span>make <text:span text:style-name="T116">the image</text:span> easier to find in the Navigator. <text:span text:style-name="T83">Also, assigning names to images helps identify them when teams of people are working on the same multi-page spreadsheet.</text:span></text:p>
      <text:p text:style-name="Definition_20_Term"><text:bookmark-start text:name="__RefHeading__19793_587482907"/><text:span text:style-name="T96">Rotate or </text:span>Flip<text:bookmark-end text:name="__RefHeading__19793_587482907"/></text:p>
      <text:p text:style-name="Text_20_body_20_indent"><text:span text:style-name="T116">You can rotate the image or f</text:span>lip <text:span text:style-name="T96">it</text:span> horizontally or vertically.</text:p>
      <text:p text:style-name="Definition_20_Term"><text:bookmark-start text:name="__RefHeading___Toc47006_1507088200"/>Assign Macro<text:bookmark-end text:name="__RefHeading___Toc47006_1507088200"/></text:p>
      <text:p text:style-name="Text_20_body_20_indent"><text:span text:style-name="T84">Opens the Assign Macro dialog so you can a</text:span>dd programmable functionality to the <text:span text:style-name="T84">graphic</text:span>. Calc <text:span text:style-name="T85">has a very good</text:span> macro functionality. <text:span text:style-name="T95">For more information, see</text:span> Chapter 12, Calc Macros.</text:p>
      <text:p text:style-name="Definition_20_Term"><text:bookmark-start text:name="__RefHeading__4829_1256874921"/><text:span text:style-name="T96">Edit </text:span>Hyperlink<text:bookmark-end text:name="__RefHeading__4829_1256874921"/></text:p>
      <text:p text:style-name="Text_20_body_20_indent"><text:span text:style-name="T96">Y</text:span>ou can define a hyperlink <text:span text:style-name="T96">from an image to</text:span> another location in your spreadsheet, another document, or <text:span text:style-name="T95">a </text:span>web page. <text:span text:style-name="T96">S</text:span>elect <text:span text:style-name="Strong_20_Emphasis"><text:span text:style-name="T96">Edit H</text:span></text:span><text:span text:style-name="Strong_20_Emphasis">yperlink</text:span> <text:span text:style-name="T81">from</text:span> the context menu <text:span text:style-name="T81">to open the </text:span>Hyperlink dialog. See Chapter 10, Linking Calc Data,<text:span text:style-name="T81"> </text:span>for more information <text:span text:style-name="T81">on hyperlinks.</text:span></text:p>
      <text:p text:style-name="Definition_20_Term"><text:bookmark-start text:name="__RefHeading___Toc47008_1507088200"/>Compress<text:bookmark-end text:name="__RefHeading___Toc47008_1507088200"/></text:p>
      <text:p text:style-name="Text_20_body_20_indent">You can compress <text:span text:style-name="T116">images</text:span> to reduce the <text:span text:style-name="T81">file </text:span>size of <text:span text:style-name="T102">the</text:span> <text:span text:style-name="T81">spreadsheet</text:span>. <text:span text:style-name="T116">Select</text:span> <text:span text:style-name="Strong_20_Emphasis">Compress </text:span><text:span text:style-name="T81">from</text:span> the context menu <text:span text:style-name="T81">to open a dialog where you can set the compression options</text:span>. </text:p>
      <text:p text:style-name="Definition_20_Term"><text:bookmark-start text:name="__RefHeading__4833_1256874921"/>Edit with external tool<text:bookmark-end text:name="__RefHeading__4833_1256874921"/></text:p>
      <text:p text:style-name="Text_20_body_20_indent">You can edit a<text:span text:style-name="T117">n image</text:span> with an external tool. <text:span text:style-name="T86">The dialog that opens will depend on your computer setup.</text:span></text:p>
      <text:h text:style-name="P47" text:outline-level="1"><text:bookmark-start text:name="__RefHeading___Toc78498_1507088200"/>Použití písmomalby<text:bookmark-end text:name="__RefHeading___Toc78498_1507088200"/></text:h>
      <text:p text:style-name="P13">With Fontwork, you can create graphical text art objects to make your work more attractive. Máme na výběr z velkého množství různých nastavení těchto textových objektů (čára, oblast, umístění, velikost a další).</text:p>
      <text:p text:style-name="P13">Písmomalba je k dispozici v každé součásti balíku LibreOffice, nicméně ve způsobu, jakými ji každá součást zobrazuje, jsou drobné rozdíly.</text:p>
      <text:h text:style-name="P53" text:outline-level="2"><text:bookmark-start text:name="__RefHeading__13217_2065861793"/><text:soft-page-break/><text:alphabetical-index-mark text:string-value="vytváření objektu" text:key1="písmomalba"/>Vytváření objektů písmomalby<text:bookmark-end text:name="__RefHeading__13217_2065861793"/></text:h>
      <text:list xml:id="list74807557710338" text:continue-list="list74806439753273" text:style-name="Numbering_20_1">
        <text:list-item text:start-value="1">
          <text:p text:style-name="P76">On the Fontwork toolbar (<text:span text:style-name="Strong_20_Emphasis">View &gt; Toolbars &gt; Fontwork</text:span>) or the Drawing toolbar (<text:span text:style-name="Strong_20_Emphasis">View &gt; Toolbars &gt; Drawing</text:span>), click the Fontwork icon.</text:p>
        </text:list-item>
        <text:list-item>
          <text:p text:style-name="P76">In the <text:alphabetical-index-mark text:string-value="galerie" text:key1="písmomalba"/>Fontwork Gallery (Figure <text:sequence-ref text:reference-format="value" text:ref-name="refFigure176">11</text:sequence-ref>), select a Fontwork style, then click <text:span text:style-name="Strong_20_Emphasis">OK</text:span>. The Fontwork object will appear in t<text:span text:style-name="T121">he document</text:span>.</text:p>
        </text:list-item>
      </text:list>
      <text:p text:style-name="P35"><draw:frame draw:style-name="fr3" draw:name="Frame53" text:anchor-type="as-char" svg:width="3.5209in" draw:z-index="21"><draw:text-box fo:min-height="4.0638in"><text:p text:style-name="Caption"><draw:frame draw:style-name="fr10" draw:name="Image13" text:anchor-type="paragraph" svg:width="3.5209in" svg:height="3.8634in" draw:z-index="24"><draw:image xlink:href="Pictures/10000201000001D900000207BF1DC02F6B0D6F0F.png" xlink:type="simple" xlink:show="embed" xlink:actuate="onLoad" loext:mime-type="image/png"/></draw:frame>Obrázek <text:sequence text:ref-name="refFigure176" text:name="Figure" text:formula="ooow:Figure+1" style:num-format="1">11</text:sequence>: Galerie písmomalby</text:p></draw:text-box></draw:frame></text:p>
      <text:list xml:id="list74806398868264" text:continue-numbering="true" text:style-name="Numbering_20_1">
        <text:list-item>
          <text:p text:style-name="P77">Double-click the object to edit the Fontwork text (see Figure <text:sequence-ref text:reference-format="value" text:ref-name="refFigure177">12</text:sequence-ref>). Vybereme text a černý nápis Fontwork, který se zobrazuje přes objekt, nahradíme vlastním textem.</text:p>
        </text:list-item>
      </text:list>
      <text:p text:style-name="P35"><draw:frame draw:style-name="fr2" draw:name="Frame81" text:anchor-type="as-char" svg:width="2.3764in" draw:z-index="22"><draw:text-box fo:min-height="1.3665in"><text:p text:style-name="Caption"><draw:frame draw:style-name="fr9" draw:name="Image41" text:anchor-type="paragraph" svg:width="2.2244in" svg:height="1.1811in" draw:z-index="23"><draw:image xlink:href="Pictures/1000020100000156000000C79BF7F9E2B207B9A8.png" xlink:type="simple" xlink:show="embed" xlink:actuate="onLoad" loext:mime-type="image/png"/></draw:frame>Obrázek <text:sequence text:ref-name="refFigure177" text:name="Figure" text:formula="ooow:Figure+1" style:num-format="1">12</text:sequence>: Úprava textu písmomalby</text:p></draw:text-box></draw:frame></text:p>
      <text:list xml:id="list74807154557961" text:continue-numbering="true" text:style-name="Numbering_20_1">
        <text:list-item>
          <text:p text:style-name="P76">Klepneme kamkoliv na volné místo nebo stiskneme <text:span text:style-name="Keystroke">[Esc]</text:span>, čímž změny aplikujeme.</text:p>
        </text:list-item>
      </text:list>
      <text:h text:style-name="P53" text:outline-level="2"><text:bookmark-start text:name="__RefHeading__13219_2065861793"/><text:alphabetical-index-mark text:string-value="úprava objektu" text:key1="písmomalba"/>Úprava objektů písmomalby<text:bookmark-end text:name="__RefHeading__13219_2065861793"/></text:h>
      <text:p text:style-name="P14">Jakmile je objekt písmomalby vytvořen, můžeme upravit některé jeho vlastnosti. To do this, you can use the Fontwork toolbar, the Formatting toolbar, or menu options. <text:span text:style-name="T121">For more information, see Chapter 11, </text:span>Graphics, Gallery, Fontwork, <text:span text:style-name="T123">in the </text:span><text:span text:style-name="Emphasis"><text:span text:style-name="T121">Getting Started Guide</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Definition"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style:style style:name="OOoRahmen" style:family="graphic" style:parent-style-name="Frame">
      <style:graphic-properties svg:width="5.0398in" fo:min-height="0.3937in" text:anchor-type="paragraph" svg:x="0.7638in" svg:y="0in" fo:margin-left="0in" fo:margin-right="0in" fo:margin-top="0in" fo:margin-bottom="0in" style:wrap="none" style:vertical-pos="from-top" style:vertical-rel="paragraph" style:horizontal-pos="center" style:horizontal-rel="paragraph" fo:background-color="transparent" draw:fill="none" draw:fill-color="#99ccff" fo:padding="0in"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 <text:page-number text:select-page="current">15</text:page-number></text:p>
      </style:footer>
      <style:footer-left>
        <text:p text:style-name="Footer"><text:page-number text:select-page="current">14</text:page-number><text:s/>| <text:title>Chapter 5 Using Graphics in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5 Using Graphics in Calc</text:title><text:s/>| <text:page-number text:select-page="current">3</text:page-number></text:p>
      </style:footer>
      <style:footer-left>
        <text:p text:style-name="Footer"><text:page-number text:select-page="current">0</text:page-number>| <text:title>Chapter 5 Using Graphics in Calc</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5 Using Graphics in Calc</dc:title>
    <meta:document-statistic meta:table-count="3" meta:image-count="15" meta:object-count="0" meta:page-count="15" meta:paragraph-count="309" meta:word-count="4687" meta:character-count="26748" meta:non-whitespace-character-count="22369"/>
    <meta:user-defined meta:name="Guide Name">Calc Guide</meta:user-defined>
    <meta:user-defined meta:name="LibreOffive Version" meta:value-type="float">6.2</meta:user-defined>
  </office:meta>
</office:document-meta>
</file>